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20pt" style:font-size-asian="20pt" style:font-size-complex="2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00" fo:font-weight="bold" style:font-weight-asian="bold" style:font-weight-complex="bold"/>
    </style:style>
    <style:style style:name="ce12" style:family="table-cell" style:parent-style-name="Default">
      <style:text-properties fo:color="#ffff00"/>
    </style:style>
    <style:style style:name="ce13" style:family="table-cell" style:parent-style-name="Default">
      <style:text-properties fo:color="#ff0000"/>
    </style:style>
    <style:style style:name="ce14" style:family="table-cell" style:parent-style-name="Default">
      <style:text-properties style:use-window-font-color="tru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fo:color="#81d41a" fo:font-weight="bold" style:font-weight-asian="bold" style:font-weight-complex="bold"/>
    </style:style>
    <style:style style:name="ce17" style:family="table-cell" style:parent-style-name="Default">
      <style:text-properties fo:color="#81d41a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00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00"/>
    </style:style>
    <style:style style:name="ce20" style:family="table-cell" style:parent-style-name="Default">
      <style:text-properties fo:color="#666666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1d41a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24" style:family="table-cell" style:parent-style-name="Default">
      <style:text-properties fo:color="#ea75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a75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60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a7500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1d41a" fo:font-weight="bold" style:font-weight-asian="bold" style:font-weight-complex="bold"/>
    </style:style>
    <style:style style:name="ce31" style:family="table-cell" style:parent-style-name="Default">
      <style:text-properties style:use-window-font-color="true"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J139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9"/>
        <table:table-column table:style-name="co1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2" table:default-cell-style-name="ce15"/>
        <table:table-column table:style-name="co1" table:number-columns-repeated="2" table:default-cell-style-name="ce23"/>
        <table:table-column table:style-name="co1" table:default-cell-style-name="ce15"/>
        <table:table-column table:style-name="co1" table:default-cell-style-name="ce30"/>
        <table:table-column table:style-name="co1" table:default-cell-style-name="Default"/>
        <table:table-column table:style-name="co1" table:number-columns-repeated="2" table:default-cell-style-name="ce15"/>
        <table:table-column table:style-name="co2" table:default-cell-style-name="ce15"/>
        <table:table-column table:style-name="co1" table:default-cell-style-name="ce30"/>
        <table:table-column table:style-name="co3" table:default-cell-style-name="Default"/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2">
          <table:table-cell table:style-name="ce1" office:value-type="string" calcext:value-type="string">
            <text:p>Screen Timing Modes:</text:p>
          </table:table-cell>
          <table:table-cell table:style-name="Default" table:number-columns-repeated="9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ce2" office:value-type="string" calcext:value-type="string">
            <text:p>Timing Index:</text:p>
          </table:table-cell>
          <table:table-cell table:style-name="ce11" office:value-type="string" calcext:value-type="string">
            <text:p>Width:</text:p>
          </table:table-cell>
          <table:table-cell table:style-name="ce16" office:value-type="string" calcext:value-type="string">
            <text:p>Height:</text:p>
          </table:table-cell>
          <table:table-cell table:style-name="ce2" office:value-type="string" calcext:value-type="string">
            <text:p>Aspect Ratio:</text:p>
          </table:table-cell>
          <table:table-cell table:style-name="ce2"/>
          <table:table-cell table:style-name="Default"/>
          <table:table-cell table:style-name="ce3"/>
          <table:table-cell table:style-name="Default" table:number-columns-repeated="3"/>
          <table:table-cell/>
          <table:table-cell table:style-name="Default" table:number-columns-repeated="3"/>
          <table:table-cell table:style-name="ce3"/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2" office:value-type="float" office:value="1600" calcext:value-type="float">
            <text:p>1600</text:p>
          </table:table-cell>
          <table:table-cell table:style-name="ce17" office:value-type="float" office:value="900" calcext:value-type="float">
            <text:p>900</text:p>
          </table:table-cell>
          <table:table-cell table:style-name="ce20" table:formula="of:=[.B5]/[.C5]" office:value-type="float" office:value="1.77777777777778" calcext:value-type="float">
            <text:p>1.77777777777778</text:p>
          </table:table-cell>
          <table:table-cell table:style-name="ce20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float" office:value="1440" calcext:value-type="float">
            <text:p>1440</text:p>
          </table:table-cell>
          <table:table-cell table:style-name="ce17" office:value-type="float" office:value="900" calcext:value-type="float">
            <text:p>900</text:p>
          </table:table-cell>
          <table:table-cell table:style-name="ce20" table:formula="of:=[.B6]/[.C6]" office:value-type="float" office:value="1.6" calcext:value-type="float">
            <text:p>1.6</text:p>
          </table:table-cell>
          <table:table-cell table:style-name="ce20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float" office:value="1920" calcext:value-type="float">
            <text:p>1920</text:p>
          </table:table-cell>
          <table:table-cell table:style-name="ce17" office:value-type="float" office:value="1080" calcext:value-type="float">
            <text:p>1080</text:p>
          </table:table-cell>
          <table:table-cell table:style-name="ce20" table:formula="of:=[.B7]/[.C7]" office:value-type="float" office:value="1.77777777777778" calcext:value-type="float">
            <text:p>1.77777777777778</text:p>
          </table:table-cell>
          <table:table-cell table:style-name="ce13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float" office:value="1280" calcext:value-type="float">
            <text:p>1280</text:p>
          </table:table-cell>
          <table:table-cell table:style-name="ce17" office:value-type="float" office:value="800" calcext:value-type="float">
            <text:p>800</text:p>
          </table:table-cell>
          <table:table-cell table:style-name="ce20" table:formula="of:=[.B8]/[.C8]" office:value-type="float" office:value="1.6" calcext:value-type="float">
            <text:p>1.6</text:p>
          </table:table-cell>
          <table:table-cell table:style-name="ce20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7" office:value-type="float" office:value="720" calcext:value-type="float">
            <text:p>720</text:p>
          </table:table-cell>
          <table:table-cell table:style-name="ce20" table:formula="of:=[.B9]/[.C9]" office:value-type="float" office:value="1.77777777777778" calcext:value-type="float">
            <text:p>1.77777777777778</text:p>
          </table:table-cell>
          <table:table-cell table:style-name="ce20"/>
          <table:table-cell table:style-name="Default" table:number-columns-repeated="5"/>
          <table:table-cell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2" office:value-type="float" office:value="1024" calcext:value-type="float">
            <text:p>1024</text:p>
          </table:table-cell>
          <table:table-cell table:style-name="ce17" office:value-type="float" office:value="768" calcext:value-type="float">
            <text:p>768</text:p>
          </table:table-cell>
          <table:table-cell table:style-name="ce20" table:formula="of:=[.B10]/[.C10]" office:value-type="float" office:value="1.33333333333333" calcext:value-type="float">
            <text:p>1.33333333333333</text:p>
          </table:table-cell>
          <table:table-cell table:style-name="ce20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2" office:value-type="float" office:value="800" calcext:value-type="float">
            <text:p>800</text:p>
          </table:table-cell>
          <table:table-cell table:style-name="ce17" office:value-type="float" office:value="600" calcext:value-type="float">
            <text:p>600</text:p>
          </table:table-cell>
          <table:table-cell table:style-name="ce20" table:formula="of:=[.B11]/[.C11]" office:value-type="float" office:value="1.33333333333333" calcext:value-type="float">
            <text:p>1.33333333333333</text:p>
          </table:table-cell>
          <table:table-cell table:style-name="ce20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2" office:value-type="float" office:value="640" calcext:value-type="float">
            <text:p>640</text:p>
          </table:table-cell>
          <table:table-cell table:style-name="ce17" office:value-type="float" office:value="480" calcext:value-type="float">
            <text:p>480</text:p>
          </table:table-cell>
          <table:table-cell table:style-name="ce20" table:formula="of:=[.B12]/[.C12]" office:value-type="float" office:value="1.33333333333333" calcext:value-type="float">
            <text:p>1.33333333333333</text:p>
          </table:table-cell>
          <table:table-cell table:style-name="ce20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 table:number-rows-repeated="2">
          <table:table-cell table:style-name="ce5"/>
          <table:table-cell table:style-name="ce13" table:number-columns-repeated="2"/>
          <table:table-cell table:style-name="ce20"/>
          <table:table-cell table:style-name="ce13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2">
          <table:table-cell table:style-name="ce6" office:value-type="string" calcext:value-type="string" table:number-columns-spanned="10" table:number-rows-spanned="1">
            <text:p>Graphics Mode Index:</text:p>
          </table:table-cell>
          <table:covered-table-cell table:number-columns-repeated="9" table:style-name="ce14"/>
          <table:table-cell table:style-name="ce14"/>
          <table:table-cell table:style-name="ce31" office:value-type="string" calcext:value-type="string">
            <text:p>Text Modes:</text:p>
          </table:table-cell>
          <table:table-cell table:style-name="ce14" table:number-columns-repeated="2"/>
          <table:table-cell table:style-name="Default"/>
          <table:table-cell/>
        </table:table-row>
        <table:table-row table:style-name="ro1">
          <table:table-cell table:style-name="ce7"/>
          <table:table-cell table:style-name="ce14" table:number-columns-repeated="7"/>
          <table:table-cell table:style-name="ce24" office:value-type="string" calcext:value-type="string">
            <text:p>(8192 max standard)</text:p>
          </table:table-cell>
          <table:table-cell table:style-name="ce14" table:number-columns-repeated="4"/>
          <table:table-cell table:style-name="ce25" office:value-type="string" calcext:value-type="string">
            <text:p>(8192 max)</text:p>
          </table:table-cell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table:style-name="ce8"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5" table:formula="of:=FLOOR(([.C18]*[.D18])/8)" office:value-type="float" office:value="90000" calcext:value-type="float">
            <text:p>900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  <table:table-cell table:formula="of:=FLOOR([.C18]/8; 1)" office:value-type="float" office:value="100" calcext:value-type="float">
            <text:p>100</text:p>
          </table:table-cell>
          <table:table-cell table:formula="of:=FLOOR([.D18]/8;1)" office:value-type="float" office:value="112" calcext:value-type="float">
            <text:p>112</text:p>
          </table:table-cell>
          <table:table-cell table:style-name="ce25" table:formula="of:=[.L18]*[.M18]*2" office:value-type="float" office:value="22400" calcext:value-type="float">
            <text:p>224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8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19]*[.D19])/8)" office:value-type="float" office:value="45000" calcext:value-type="float">
            <text:p>45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9]/8; 1)" office:value-type="float" office:value="100" calcext:value-type="float">
            <text:p>100</text:p>
          </table:table-cell>
          <table:table-cell table:formula="of:=FLOOR([.D19]/8;1)" office:value-type="float" office:value="56" calcext:value-type="float">
            <text:p>56</text:p>
          </table:table-cell>
          <table:table-cell table:style-name="ce25" table:formula="of:=[.L19]*[.M19]*2" office:value-type="float" office:value="11200" calcext:value-type="float">
            <text:p>112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0]*[.D20])/8)" office:value-type="float" office:value="30000" calcext:value-type="float">
            <text:p>30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0]/8; 1)" office:value-type="float" office:value="100" calcext:value-type="float">
            <text:p>100</text:p>
          </table:table-cell>
          <table:table-cell table:formula="of:=FLOOR([.D20]/8;1)" office:value-type="float" office:value="37" calcext:value-type="float">
            <text:p>37</text:p>
          </table:table-cell>
          <table:table-cell table:formula="of:=[.L20]*[.M20]*2"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1]*[.D21])/8)" office:value-type="float" office:value="22500" calcext:value-type="float">
            <text:p>22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1]/8; 1)" office:value-type="float" office:value="100" calcext:value-type="float">
            <text:p>100</text:p>
          </table:table-cell>
          <table:table-cell table:formula="of:=FLOOR([.D21]/8;1)" office:value-type="float" office:value="28" calcext:value-type="float">
            <text:p>28</text:p>
          </table:table-cell>
          <table:table-cell table:formula="of:=[.L21]*[.M21]*2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2]*[.D22])/8)" office:value-type="float" office:value="18000" calcext:value-type="float">
            <text:p>18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2]/8; 1)" office:value-type="float" office:value="100" calcext:value-type="float">
            <text:p>100</text:p>
          </table:table-cell>
          <table:table-cell table:formula="of:=FLOOR([.D22]/8;1)" office:value-type="float" office:value="22" calcext:value-type="float">
            <text:p>22</text:p>
          </table:table-cell>
          <table:table-cell table:formula="of:=[.L22]*[.M22]*2" office:value-type="float" office:value="4400" calcext:value-type="float">
            <text:p>4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3]*[.D23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3]/8; 1)" office:value-type="float" office:value="100" calcext:value-type="float">
            <text:p>100</text:p>
          </table:table-cell>
          <table:table-cell table:formula="of:=FLOOR([.D23]/8;1)" office:value-type="float" office:value="18" calcext:value-type="float">
            <text:p>18</text:p>
          </table:table-cell>
          <table:table-cell table:formula="of:=[.L23]*[.M23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4]*[.D24])/8)" office:value-type="float" office:value="12800" calcext:value-type="float">
            <text:p>128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4]/8; 1)" office:value-type="float" office:value="100" calcext:value-type="float">
            <text:p>100</text:p>
          </table:table-cell>
          <table:table-cell table:formula="of:=FLOOR([.D24]/8;1)" office:value-type="float" office:value="16" calcext:value-type="float">
            <text:p>16</text:p>
          </table:table-cell>
          <table:table-cell table:formula="of:=[.L24]*[.M24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5]*[.D25])/8)" office:value-type="float" office:value="11200" calcext:value-type="float">
            <text:p>112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5]/8; 1)" office:value-type="float" office:value="100" calcext:value-type="float">
            <text:p>100</text:p>
          </table:table-cell>
          <table:table-cell table:formula="of:=FLOOR([.D25]/8;1)" office:value-type="float" office:value="14" calcext:value-type="float">
            <text:p>14</text:p>
          </table:table-cell>
          <table:table-cell table:formula="of:=[.L25]*[.M25]*2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6]*[.D26])/8)" office:value-type="float" office:value="45000" calcext:value-type="float">
            <text:p>45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6]/8; 1)" office:value-type="float" office:value="50" calcext:value-type="float">
            <text:p>50</text:p>
          </table:table-cell>
          <table:table-cell table:formula="of:=FLOOR([.D26]/8;1)" office:value-type="float" office:value="112" calcext:value-type="float">
            <text:p>112</text:p>
          </table:table-cell>
          <table:table-cell table:style-name="ce25" table:formula="of:=[.L26]*[.M26]*2" office:value-type="float" office:value="11200" calcext:value-type="float">
            <text:p>112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7]*[.D27])/8)" office:value-type="float" office:value="22500" calcext:value-type="float">
            <text:p>22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7]/8; 1)" office:value-type="float" office:value="50" calcext:value-type="float">
            <text:p>50</text:p>
          </table:table-cell>
          <table:table-cell table:formula="of:=FLOOR([.D27]/8;1)" office:value-type="float" office:value="56" calcext:value-type="float">
            <text:p>56</text:p>
          </table:table-cell>
          <table:table-cell table:formula="of:=[.L27]*[.M27]*2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3">
          <table:table-cell table:formula="of:=[.A27]+1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8]*[.D28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8]/8; 1)" office:value-type="float" office:value="50" calcext:value-type="float">
            <text:p>50</text:p>
          </table:table-cell>
          <table:table-cell table:formula="of:=FLOOR([.D28]/8;1)" office:value-type="float" office:value="37" calcext:value-type="float">
            <text:p>37</text:p>
          </table:table-cell>
          <table:table-cell table:formula="of:=[.L28]*[.M28]*2" office:value-type="float" office:value="3700" calcext:value-type="float">
            <text:p>37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]+1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9]*[.D29])/8)" office:value-type="float" office:value="11250" calcext:value-type="float">
            <text:p>1125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9]/8; 1)" office:value-type="float" office:value="50" calcext:value-type="float">
            <text:p>50</text:p>
          </table:table-cell>
          <table:table-cell table:formula="of:=FLOOR([.D29]/8;1)" office:value-type="float" office:value="28" calcext:value-type="float">
            <text:p>28</text:p>
          </table:table-cell>
          <table:table-cell table:formula="of:=[.L29]*[.M29]*2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9]+1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0]*[.D30])/8)" office:value-type="float" office:value="9000" calcext:value-type="float">
            <text:p>9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30]/8; 1)" office:value-type="float" office:value="50" calcext:value-type="float">
            <text:p>50</text:p>
          </table:table-cell>
          <table:table-cell table:formula="of:=FLOOR([.D30]/8;1)" office:value-type="float" office:value="22" calcext:value-type="float">
            <text:p>22</text:p>
          </table:table-cell>
          <table:table-cell table:formula="of:=[.L30]*[.M30]*2" office:value-type="float" office:value="2200" calcext:value-type="float">
            <text:p>22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30]+1" office:value-type="float" office:value="13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1]*[.D31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/>
          <table:table-cell table:formula="of:=FLOOR([.C31]/8; 1)" office:value-type="float" office:value="50" calcext:value-type="float">
            <text:p>50</text:p>
          </table:table-cell>
          <table:table-cell table:formula="of:=FLOOR([.D31]/8;1)" office:value-type="float" office:value="18" calcext:value-type="float">
            <text:p>18</text:p>
          </table:table-cell>
          <table:table-cell table:formula="of:=[.L31]*[.M31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31]+1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2]*[.D32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/>
          <table:table-cell table:formula="of:=FLOOR([.C32]/8; 1)" office:value-type="float" office:value="50" calcext:value-type="float">
            <text:p>50</text:p>
          </table:table-cell>
          <table:table-cell table:formula="of:=FLOOR([.D32]/8;1)" office:value-type="float" office:value="16" calcext:value-type="float">
            <text:p>16</text:p>
          </table:table-cell>
          <table:table-cell table:formula="of:=[.L32]*[.M32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32]+1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3]*[.D33])/8)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/>
          <table:table-cell table:formula="of:=FLOOR([.C33]/8; 1)" office:value-type="float" office:value="50" calcext:value-type="float">
            <text:p>50</text:p>
          </table:table-cell>
          <table:table-cell table:formula="of:=FLOOR([.D33]/8;1)" office:value-type="float" office:value="14" calcext:value-type="float">
            <text:p>14</text:p>
          </table:table-cell>
          <table:table-cell table:formula="of:=[.L33]*[.M33]*2" office:value-type="float" office:value="1400" calcext:value-type="float">
            <text:p>14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33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4]*[.D34])/8)" office:value-type="float" office:value="36000" calcext:value-type="float">
            <text:p>36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34]/8; 1)" office:value-type="float" office:value="40" calcext:value-type="float">
            <text:p>40</text:p>
          </table:table-cell>
          <table:table-cell table:formula="of:=FLOOR([.D34]/8;1)" office:value-type="float" office:value="112" calcext:value-type="float">
            <text:p>112</text:p>
          </table:table-cell>
          <table:table-cell table:style-name="ce25" table:formula="of:=[.L34]*[.M34]*2" office:value-type="float" office:value="8960" calcext:value-type="float">
            <text:p>896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14"/>
        </table:table-row>
        <table:table-row table:style-name="ro1">
          <table:table-cell table:formula="of:=[.A34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5]*[.D35])/8)" office:value-type="float" office:value="18000" calcext:value-type="float">
            <text:p>18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35]/8; 1)" office:value-type="float" office:value="40" calcext:value-type="float">
            <text:p>40</text:p>
          </table:table-cell>
          <table:table-cell table:formula="of:=FLOOR([.D35]/8;1)" office:value-type="float" office:value="56" calcext:value-type="float">
            <text:p>56</text:p>
          </table:table-cell>
          <table:table-cell table:formula="of:=[.L35]*[.M35]*2" office:value-type="float" office:value="4480" calcext:value-type="float">
            <text:p>448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35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6]*[.D36])/8)" office:value-type="float" office:value="12000" calcext:value-type="float">
            <text:p>12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36]/8; 1)" office:value-type="float" office:value="40" calcext:value-type="float">
            <text:p>40</text:p>
          </table:table-cell>
          <table:table-cell table:formula="of:=FLOOR([.D36]/8;1)" office:value-type="float" office:value="37" calcext:value-type="float">
            <text:p>37</text:p>
          </table:table-cell>
          <table:table-cell table:formula="of:=[.L36]*[.M36]*2" office:value-type="float" office:value="2960" calcext:value-type="float">
            <text:p>296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36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7]*[.D37])/8)" office:value-type="float" office:value="9000" calcext:value-type="float">
            <text:p>9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37]/8; 1)" office:value-type="float" office:value="40" calcext:value-type="float">
            <text:p>40</text:p>
          </table:table-cell>
          <table:table-cell table:formula="of:=FLOOR([.D37]/8;1)" office:value-type="float" office:value="28" calcext:value-type="float">
            <text:p>28</text:p>
          </table:table-cell>
          <table:table-cell table:formula="of:=[.L37]*[.M37]*2" office:value-type="float" office:value="2240" calcext:value-type="float">
            <text:p>224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37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8]*[.D38])/8)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/>
          <table:table-cell table:formula="of:=FLOOR([.C38]/8; 1)" office:value-type="float" office:value="40" calcext:value-type="float">
            <text:p>40</text:p>
          </table:table-cell>
          <table:table-cell table:formula="of:=FLOOR([.D38]/8;1)" office:value-type="float" office:value="22" calcext:value-type="float">
            <text:p>22</text:p>
          </table:table-cell>
          <table:table-cell table:formula="of:=[.L38]*[.M38]*2" office:value-type="float" office:value="1760" calcext:value-type="float">
            <text:p>176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38]+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9]*[.D39])/8)" office:value-type="float" office:value="6000" calcext:value-type="float">
            <text:p>6000</text:p>
          </table:table-cell>
          <table:table-cell office:value-type="string" calcext:value-type="string">
            <text:p>YES</text:p>
          </table:table-cell>
          <table:table-cell/>
          <table:table-cell table:formula="of:=FLOOR([.C39]/8; 1)" office:value-type="float" office:value="40" calcext:value-type="float">
            <text:p>40</text:p>
          </table:table-cell>
          <table:table-cell table:formula="of:=FLOOR([.D39]/8;1)" office:value-type="float" office:value="18" calcext:value-type="float">
            <text:p>18</text:p>
          </table:table-cell>
          <table:table-cell table:formula="of:=[.L39]*[.M39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3">
          <table:table-cell table:formula="of:=[.A39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0]*[.D40])/8)" office:value-type="float" office:value="5120" calcext:value-type="float">
            <text:p>5120</text:p>
          </table:table-cell>
          <table:table-cell office:value-type="string" calcext:value-type="string">
            <text:p>YES</text:p>
          </table:table-cell>
          <table:table-cell/>
          <table:table-cell table:formula="of:=FLOOR([.C40]/8; 1)" office:value-type="float" office:value="40" calcext:value-type="float">
            <text:p>40</text:p>
          </table:table-cell>
          <table:table-cell table:formula="of:=FLOOR([.D40]/8;1)" office:value-type="float" office:value="16" calcext:value-type="float">
            <text:p>16</text:p>
          </table:table-cell>
          <table:table-cell table:formula="of:=[.L40]*[.M40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40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1]*[.D41])/8)" office:value-type="float" office:value="4480" calcext:value-type="float">
            <text:p>4480</text:p>
          </table:table-cell>
          <table:table-cell office:value-type="string" calcext:value-type="string">
            <text:p>YES</text:p>
          </table:table-cell>
          <table:table-cell/>
          <table:table-cell table:formula="of:=FLOOR([.C41]/8; 1)" office:value-type="float" office:value="40" calcext:value-type="float">
            <text:p>40</text:p>
          </table:table-cell>
          <table:table-cell table:formula="of:=FLOOR([.D41]/8;1)" office:value-type="float" office:value="14" calcext:value-type="float">
            <text:p>14</text:p>
          </table:table-cell>
          <table:table-cell table:formula="of:=[.L41]*[.M41]*2" office:value-type="float" office:value="1120" calcext:value-type="float">
            <text:p>112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41]+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42]*[.D42])/8)" office:value-type="float" office:value="22500" calcext:value-type="float">
            <text:p>22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42]/8; 1)" office:value-type="float" office:value="25" calcext:value-type="float">
            <text:p>25</text:p>
          </table:table-cell>
          <table:table-cell table:formula="of:=FLOOR([.D42]/8;1)" office:value-type="float" office:value="112" calcext:value-type="float">
            <text:p>112</text:p>
          </table:table-cell>
          <table:table-cell table:formula="of:=[.L42]*[.M42]*2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42]+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43]*[.D43])/8)" office:value-type="float" office:value="11250" calcext:value-type="float">
            <text:p>1125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43]/8; 1)" office:value-type="float" office:value="25" calcext:value-type="float">
            <text:p>25</text:p>
          </table:table-cell>
          <table:table-cell table:formula="of:=FLOOR([.D43]/8;1)" office:value-type="float" office:value="56" calcext:value-type="float">
            <text:p>56</text:p>
          </table:table-cell>
          <table:table-cell table:formula="of:=[.L43]*[.M43]*2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43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44]*[.D44])/8)" office:value-type="float" office:value="7500" calcext:value-type="float">
            <text:p>7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44]/8; 1)" office:value-type="float" office:value="25" calcext:value-type="float">
            <text:p>25</text:p>
          </table:table-cell>
          <table:table-cell table:formula="of:=FLOOR([.D44]/8;1)" office:value-type="float" office:value="37" calcext:value-type="float">
            <text:p>37</text:p>
          </table:table-cell>
          <table:table-cell table:formula="of:=[.L44]*[.M44]*2" office:value-type="float" office:value="1850" calcext:value-type="float">
            <text:p>185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44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45]*[.D45])/8)" office:value-type="float" office:value="5625" calcext:value-type="float">
            <text:p>5625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45]/8; 1)" office:value-type="float" office:value="25" calcext:value-type="float">
            <text:p>25</text:p>
          </table:table-cell>
          <table:table-cell table:formula="of:=FLOOR([.D45]/8;1)" office:value-type="float" office:value="28" calcext:value-type="float">
            <text:p>28</text:p>
          </table:table-cell>
          <table:table-cell table:formula="of:=[.L45]*[.M45]*2" office:value-type="float" office:value="1400" calcext:value-type="float">
            <text:p>14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3">
          <table:table-cell table:formula="of:=[.A45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6]*[.D46])/8)" office:value-type="float" office:value="4500" calcext:value-type="float">
            <text:p>4500</text:p>
          </table:table-cell>
          <table:table-cell office:value-type="string" calcext:value-type="string">
            <text:p>YES</text:p>
          </table:table-cell>
          <table:table-cell/>
          <table:table-cell table:formula="of:=FLOOR([.C46]/8; 1)" office:value-type="float" office:value="25" calcext:value-type="float">
            <text:p>25</text:p>
          </table:table-cell>
          <table:table-cell table:formula="of:=FLOOR([.D46]/8;1)" office:value-type="float" office:value="22" calcext:value-type="float">
            <text:p>22</text:p>
          </table:table-cell>
          <table:table-cell table:formula="of:=[.L46]*[.M46]*2" office:value-type="float" office:value="1100" calcext:value-type="float">
            <text:p>11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46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7]*[.D47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  <table:table-cell table:formula="of:=FLOOR([.C47]/8; 1)" office:value-type="float" office:value="25" calcext:value-type="float">
            <text:p>25</text:p>
          </table:table-cell>
          <table:table-cell table:formula="of:=FLOOR([.D47]/8;1)" office:value-type="float" office:value="18" calcext:value-type="float">
            <text:p>18</text:p>
          </table:table-cell>
          <table:table-cell table:formula="of:=[.L47]*[.M47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47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8]*[.D48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  <table:table-cell table:formula="of:=FLOOR([.C48]/8; 1)" office:value-type="float" office:value="25" calcext:value-type="float">
            <text:p>25</text:p>
          </table:table-cell>
          <table:table-cell table:formula="of:=FLOOR([.D48]/8;1)" office:value-type="float" office:value="16" calcext:value-type="float">
            <text:p>16</text:p>
          </table:table-cell>
          <table:table-cell table:formula="of:=[.L48]*[.M48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48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9]*[.D49])/8)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/>
          <table:table-cell table:formula="of:=FLOOR([.C49]/8; 1)" office:value-type="float" office:value="25" calcext:value-type="float">
            <text:p>25</text:p>
          </table:table-cell>
          <table:table-cell table:formula="of:=FLOOR([.D49]/8;1)" office:value-type="float" office:value="14" calcext:value-type="float">
            <text:p>14</text:p>
          </table:table-cell>
          <table:table-cell table:formula="of:=[.L49]*[.M49]*2" office:value-type="float" office:value="700" calcext:value-type="float">
            <text:p>7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 table:style-name="ce14"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 table:style-name="ce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5" table:formula="of:=FLOOR(([.C52]*[.D52])/8)" office:value-type="float" office:value="81000" calcext:value-type="float">
            <text:p>810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  <table:table-cell table:formula="of:=FLOOR([.C52]/8; 1)" office:value-type="float" office:value="90" calcext:value-type="float">
            <text:p>90</text:p>
          </table:table-cell>
          <table:table-cell table:formula="of:=FLOOR([.D52]/8;1)" office:value-type="float" office:value="112" calcext:value-type="float">
            <text:p>112</text:p>
          </table:table-cell>
          <table:table-cell table:style-name="ce25" table:formula="of:=[.L52]*[.M52]*2" office:value-type="float" office:value="20160" calcext:value-type="float">
            <text:p>2016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14"/>
        </table:table-row>
        <table:table-row table:style-name="ro1">
          <table:table-cell table:formula="of:=[.A52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3]*[.D53])/8)" office:value-type="float" office:value="40500" calcext:value-type="float">
            <text:p>40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53]/8; 1)" office:value-type="float" office:value="90" calcext:value-type="float">
            <text:p>90</text:p>
          </table:table-cell>
          <table:table-cell table:formula="of:=FLOOR([.D53]/8;1)" office:value-type="float" office:value="56" calcext:value-type="float">
            <text:p>56</text:p>
          </table:table-cell>
          <table:table-cell table:style-name="ce25" table:formula="of:=[.L53]*[.M53]*2" office:value-type="float" office:value="10080" calcext:value-type="float">
            <text:p>1008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14"/>
        </table:table-row>
        <table:table-row table:style-name="ro1">
          <table:table-cell table:formula="of:=[.A53]+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4]*[.D54])/8)" office:value-type="float" office:value="27000" calcext:value-type="float">
            <text:p>27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54]/8; 1)" office:value-type="float" office:value="90" calcext:value-type="float">
            <text:p>90</text:p>
          </table:table-cell>
          <table:table-cell table:formula="of:=FLOOR([.D54]/8;1)" office:value-type="float" office:value="37" calcext:value-type="float">
            <text:p>37</text:p>
          </table:table-cell>
          <table:table-cell table:formula="of:=[.L54]*[.M54]*2" office:value-type="float" office:value="6660" calcext:value-type="float">
            <text:p>666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3">
          <table:table-cell table:formula="of:=[.A54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5]*[.D55])/8)" office:value-type="float" office:value="20250" calcext:value-type="float">
            <text:p>2025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55]/8; 1)" office:value-type="float" office:value="90" calcext:value-type="float">
            <text:p>90</text:p>
          </table:table-cell>
          <table:table-cell table:formula="of:=FLOOR([.D55]/8;1)" office:value-type="float" office:value="28" calcext:value-type="float">
            <text:p>28</text:p>
          </table:table-cell>
          <table:table-cell table:formula="of:=[.L55]*[.M55]*2" office:value-type="float" office:value="5040" calcext:value-type="float">
            <text:p>504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3">
          <table:table-cell table:formula="of:=[.A55]+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6]*[.D56])/8)" office:value-type="float" office:value="16200" calcext:value-type="float">
            <text:p>162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56]/8; 1)" office:value-type="float" office:value="90" calcext:value-type="float">
            <text:p>90</text:p>
          </table:table-cell>
          <table:table-cell table:formula="of:=FLOOR([.D56]/8;1)" office:value-type="float" office:value="22" calcext:value-type="float">
            <text:p>22</text:p>
          </table:table-cell>
          <table:table-cell table:formula="of:=[.L56]*[.M56]*2" office:value-type="float" office:value="3960" calcext:value-type="float">
            <text:p>396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56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7]*[.D57])/8)" office:value-type="float" office:value="13500" calcext:value-type="float">
            <text:p>13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57]/8; 1)" office:value-type="float" office:value="90" calcext:value-type="float">
            <text:p>90</text:p>
          </table:table-cell>
          <table:table-cell table:formula="of:=FLOOR([.D57]/8;1)" office:value-type="float" office:value="18" calcext:value-type="float">
            <text:p>18</text:p>
          </table:table-cell>
          <table:table-cell table:formula="of:=[.L57]*[.M57]*2" office:value-type="float" office:value="3240" calcext:value-type="float">
            <text:p>324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57]+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8]*[.D58])/8)" office:value-type="float" office:value="11520" calcext:value-type="float">
            <text:p>1152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58]/8; 1)" office:value-type="float" office:value="90" calcext:value-type="float">
            <text:p>90</text:p>
          </table:table-cell>
          <table:table-cell table:formula="of:=FLOOR([.D58]/8;1)" office:value-type="float" office:value="16" calcext:value-type="float">
            <text:p>16</text:p>
          </table:table-cell>
          <table:table-cell table:formula="of:=[.L58]*[.M58]*2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58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9]*[.D59])/8)" office:value-type="float" office:value="10080" calcext:value-type="float">
            <text:p>1008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59]/8; 1)" office:value-type="float" office:value="90" calcext:value-type="float">
            <text:p>90</text:p>
          </table:table-cell>
          <table:table-cell table:formula="of:=FLOOR([.D59]/8;1)" office:value-type="float" office:value="14" calcext:value-type="float">
            <text:p>14</text:p>
          </table:table-cell>
          <table:table-cell table:formula="of:=[.L59]*[.M59]*2" office:value-type="float" office:value="2520" calcext:value-type="float">
            <text:p>252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59]+1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900" calcext:value-type="float">
            <text:p>90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0]*[.D60])/8)" office:value-type="float" office:value="54000" calcext:value-type="float">
            <text:p>54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60]/8; 1)" office:value-type="float" office:value="60" calcext:value-type="float">
            <text:p>60</text:p>
          </table:table-cell>
          <table:table-cell table:formula="of:=FLOOR([.D60]/8;1)" office:value-type="float" office:value="112" calcext:value-type="float">
            <text:p>112</text:p>
          </table:table-cell>
          <table:table-cell table:style-name="ce25" table:formula="of:=[.L60]*[.M60]*2" office:value-type="float" office:value="13440" calcext:value-type="float">
            <text:p>1344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14"/>
        </table:table-row>
        <table:table-row table:style-name="ro1">
          <table:table-cell table:formula="of:=[.A60]+1" office:value-type="float" office:value="41" calcext:value-type="float">
            <text:p>4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450" calcext:value-type="float">
            <text:p>45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1]*[.D61])/8)" office:value-type="float" office:value="27000" calcext:value-type="float">
            <text:p>27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61]/8; 1)" office:value-type="float" office:value="60" calcext:value-type="float">
            <text:p>60</text:p>
          </table:table-cell>
          <table:table-cell table:formula="of:=FLOOR([.D61]/8;1)" office:value-type="float" office:value="56" calcext:value-type="float">
            <text:p>56</text:p>
          </table:table-cell>
          <table:table-cell table:formula="of:=[.L61]*[.M61]*2" office:value-type="float" office:value="6720" calcext:value-type="float">
            <text:p>672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61]+1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2]*[.D62])/8)" office:value-type="float" office:value="18000" calcext:value-type="float">
            <text:p>18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62]/8; 1)" office:value-type="float" office:value="60" calcext:value-type="float">
            <text:p>60</text:p>
          </table:table-cell>
          <table:table-cell table:formula="of:=FLOOR([.D62]/8;1)" office:value-type="float" office:value="37" calcext:value-type="float">
            <text:p>37</text:p>
          </table:table-cell>
          <table:table-cell table:formula="of:=[.L62]*[.M62]*2" office:value-type="float" office:value="4440" calcext:value-type="float">
            <text:p>444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62]+1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225" calcext:value-type="float">
            <text:p>225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3]*[.D63])/8)" office:value-type="float" office:value="13500" calcext:value-type="float">
            <text:p>13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63]/8; 1)" office:value-type="float" office:value="60" calcext:value-type="float">
            <text:p>60</text:p>
          </table:table-cell>
          <table:table-cell table:formula="of:=FLOOR([.D63]/8;1)" office:value-type="float" office:value="28" calcext:value-type="float">
            <text:p>28</text:p>
          </table:table-cell>
          <table:table-cell table:formula="of:=[.L63]*[.M63]*2" office:value-type="float" office:value="3360" calcext:value-type="float">
            <text:p>336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63]+1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4]*[.D64])/8)" office:value-type="float" office:value="10800" calcext:value-type="float">
            <text:p>108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64]/8; 1)" office:value-type="float" office:value="60" calcext:value-type="float">
            <text:p>60</text:p>
          </table:table-cell>
          <table:table-cell table:formula="of:=FLOOR([.D64]/8;1)" office:value-type="float" office:value="22" calcext:value-type="float">
            <text:p>22</text:p>
          </table:table-cell>
          <table:table-cell table:formula="of:=[.L64]*[.M64]*2" office:value-type="float" office:value="2640" calcext:value-type="float">
            <text:p>264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64]+1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5]*[.D65])/8)" office:value-type="float" office:value="9000" calcext:value-type="float">
            <text:p>9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65]/8; 1)" office:value-type="float" office:value="60" calcext:value-type="float">
            <text:p>60</text:p>
          </table:table-cell>
          <table:table-cell table:formula="of:=FLOOR([.D65]/8;1)" office:value-type="float" office:value="18" calcext:value-type="float">
            <text:p>18</text:p>
          </table:table-cell>
          <table:table-cell table:formula="of:=[.L65]*[.M65]*2" office:value-type="float" office:value="2160" calcext:value-type="float">
            <text:p>216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65]+1" office:value-type="float" office:value="46" calcext:value-type="float">
            <text:p>4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66]*[.D66])/8)" office:value-type="float" office:value="7680" calcext:value-type="float">
            <text:p>7680</text:p>
          </table:table-cell>
          <table:table-cell office:value-type="string" calcext:value-type="string">
            <text:p>YES</text:p>
          </table:table-cell>
          <table:table-cell/>
          <table:table-cell table:formula="of:=FLOOR([.C66]/8; 1)" office:value-type="float" office:value="60" calcext:value-type="float">
            <text:p>60</text:p>
          </table:table-cell>
          <table:table-cell table:formula="of:=FLOOR([.D66]/8;1)" office:value-type="float" office:value="16" calcext:value-type="float">
            <text:p>16</text:p>
          </table:table-cell>
          <table:table-cell table:formula="of:=[.L66]*[.M66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66]+1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67]*[.D67])/8)" office:value-type="float" office:value="6720" calcext:value-type="float">
            <text:p>6720</text:p>
          </table:table-cell>
          <table:table-cell office:value-type="string" calcext:value-type="string">
            <text:p>YES</text:p>
          </table:table-cell>
          <table:table-cell/>
          <table:table-cell table:formula="of:=FLOOR([.C67]/8; 1)" office:value-type="float" office:value="60" calcext:value-type="float">
            <text:p>60</text:p>
          </table:table-cell>
          <table:table-cell table:formula="of:=FLOOR([.D67]/8;1)" office:value-type="float" office:value="14" calcext:value-type="float">
            <text:p>14</text:p>
          </table:table-cell>
          <table:table-cell table:formula="of:=[.L67]*[.M67]*2" office:value-type="float" office:value="1680" calcext:value-type="float">
            <text:p>168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67]+1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900" calcext:value-type="float">
            <text:p>90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8]*[.D68])/8)" office:value-type="float" office:value="40500" calcext:value-type="float">
            <text:p>40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68]/8; 1)" office:value-type="float" office:value="45" calcext:value-type="float">
            <text:p>45</text:p>
          </table:table-cell>
          <table:table-cell table:formula="of:=FLOOR([.D68]/8;1)" office:value-type="float" office:value="112" calcext:value-type="float">
            <text:p>112</text:p>
          </table:table-cell>
          <table:table-cell table:style-name="ce25" table:formula="of:=[.L68]*[.M68]*2" office:value-type="float" office:value="10080" calcext:value-type="float">
            <text:p>1008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14"/>
        </table:table-row>
        <table:table-row table:style-name="ro1">
          <table:table-cell table:formula="of:=[.A68]+1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450" calcext:value-type="float">
            <text:p>45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9]*[.D69])/8)" office:value-type="float" office:value="20250" calcext:value-type="float">
            <text:p>2025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69]/8; 1)" office:value-type="float" office:value="45" calcext:value-type="float">
            <text:p>45</text:p>
          </table:table-cell>
          <table:table-cell table:formula="of:=FLOOR([.D69]/8;1)" office:value-type="float" office:value="56" calcext:value-type="float">
            <text:p>56</text:p>
          </table:table-cell>
          <table:table-cell table:formula="of:=[.L69]*[.M69]*2" office:value-type="float" office:value="5040" calcext:value-type="float">
            <text:p>504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69]+1" office:value-type="float" office:value="50" calcext:value-type="float">
            <text:p>5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0]*[.D70])/8)" office:value-type="float" office:value="13500" calcext:value-type="float">
            <text:p>13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70]/8; 1)" office:value-type="float" office:value="45" calcext:value-type="float">
            <text:p>45</text:p>
          </table:table-cell>
          <table:table-cell table:formula="of:=FLOOR([.D70]/8;1)" office:value-type="float" office:value="37" calcext:value-type="float">
            <text:p>37</text:p>
          </table:table-cell>
          <table:table-cell table:formula="of:=[.L70]*[.M70]*2" office:value-type="float" office:value="3330" calcext:value-type="float">
            <text:p>333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70]+1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225" calcext:value-type="float">
            <text:p>225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1]*[.D71])/8)" office:value-type="float" office:value="10125" calcext:value-type="float">
            <text:p>10125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71]/8; 1)" office:value-type="float" office:value="45" calcext:value-type="float">
            <text:p>45</text:p>
          </table:table-cell>
          <table:table-cell table:formula="of:=FLOOR([.D71]/8;1)" office:value-type="float" office:value="28" calcext:value-type="float">
            <text:p>28</text:p>
          </table:table-cell>
          <table:table-cell table:formula="of:=[.L71]*[.M71]*2" office:value-type="float" office:value="2520" calcext:value-type="float">
            <text:p>252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71]+1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2]*[.D72])/8)" office:value-type="float" office:value="8100" calcext:value-type="float">
            <text:p>8100</text:p>
          </table:table-cell>
          <table:table-cell office:value-type="string" calcext:value-type="string">
            <text:p>YES</text:p>
          </table:table-cell>
          <table:table-cell/>
          <table:table-cell table:formula="of:=FLOOR([.C72]/8; 1)" office:value-type="float" office:value="45" calcext:value-type="float">
            <text:p>45</text:p>
          </table:table-cell>
          <table:table-cell table:formula="of:=FLOOR([.D72]/8;1)" office:value-type="float" office:value="22" calcext:value-type="float">
            <text:p>22</text:p>
          </table:table-cell>
          <table:table-cell table:formula="of:=[.L72]*[.M72]*2" office:value-type="float" office:value="1980" calcext:value-type="float">
            <text:p>198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72]+1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3]*[.D73])/8)" office:value-type="float" office:value="6750" calcext:value-type="float">
            <text:p>6750</text:p>
          </table:table-cell>
          <table:table-cell office:value-type="string" calcext:value-type="string">
            <text:p>YES</text:p>
          </table:table-cell>
          <table:table-cell/>
          <table:table-cell table:formula="of:=FLOOR([.C73]/8; 1)" office:value-type="float" office:value="45" calcext:value-type="float">
            <text:p>45</text:p>
          </table:table-cell>
          <table:table-cell table:formula="of:=FLOOR([.D73]/8;1)" office:value-type="float" office:value="18" calcext:value-type="float">
            <text:p>18</text:p>
          </table:table-cell>
          <table:table-cell table:formula="of:=[.L73]*[.M73]*2" office:value-type="float" office:value="1620" calcext:value-type="float">
            <text:p>162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73]+1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4]*[.D74])/8)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/>
          <table:table-cell table:formula="of:=FLOOR([.C74]/8; 1)" office:value-type="float" office:value="45" calcext:value-type="float">
            <text:p>45</text:p>
          </table:table-cell>
          <table:table-cell table:formula="of:=FLOOR([.D74]/8;1)" office:value-type="float" office:value="16" calcext:value-type="float">
            <text:p>16</text:p>
          </table:table-cell>
          <table:table-cell table:formula="of:=[.L74]*[.M74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4]+1" office:value-type="float" office:value="55" calcext:value-type="float">
            <text:p>5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5]*[.D75])/8)" office:value-type="float" office:value="5040" calcext:value-type="float">
            <text:p>5040</text:p>
          </table:table-cell>
          <table:table-cell office:value-type="string" calcext:value-type="string">
            <text:p>YES</text:p>
          </table:table-cell>
          <table:table-cell/>
          <table:table-cell table:formula="of:=FLOOR([.C75]/8; 1)" office:value-type="float" office:value="45" calcext:value-type="float">
            <text:p>45</text:p>
          </table:table-cell>
          <table:table-cell table:formula="of:=FLOOR([.D75]/8;1)" office:value-type="float" office:value="14" calcext:value-type="float">
            <text:p>14</text:p>
          </table:table-cell>
          <table:table-cell table:formula="of:=[.L75]*[.M75]*2" office:value-type="float" office:value="1260" calcext:value-type="float">
            <text:p>12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5]+1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900" calcext:value-type="float">
            <text:p>90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6]*[.D76])/8)" office:value-type="float" office:value="32400" calcext:value-type="float">
            <text:p>324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76]/8; 1)" office:value-type="float" office:value="36" calcext:value-type="float">
            <text:p>36</text:p>
          </table:table-cell>
          <table:table-cell table:formula="of:=FLOOR([.D76]/8;1)" office:value-type="float" office:value="112" calcext:value-type="float">
            <text:p>112</text:p>
          </table:table-cell>
          <table:table-cell table:formula="of:=[.L76]*[.M76]*2" office:value-type="float" office:value="8064" calcext:value-type="float">
            <text:p>80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6]+1" office:value-type="float" office:value="57" calcext:value-type="float">
            <text:p>5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450" calcext:value-type="float">
            <text:p>45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7]*[.D77])/8)" office:value-type="float" office:value="16200" calcext:value-type="float">
            <text:p>162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77]/8; 1)" office:value-type="float" office:value="36" calcext:value-type="float">
            <text:p>36</text:p>
          </table:table-cell>
          <table:table-cell table:formula="of:=FLOOR([.D77]/8;1)" office:value-type="float" office:value="56" calcext:value-type="float">
            <text:p>56</text:p>
          </table:table-cell>
          <table:table-cell table:formula="of:=[.L77]*[.M77]*2" office:value-type="float" office:value="4032" calcext:value-type="float">
            <text:p>40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7]+1" office:value-type="float" office:value="58" calcext:value-type="float">
            <text:p>5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8]*[.D78])/8)" office:value-type="float" office:value="10800" calcext:value-type="float">
            <text:p>108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78]/8; 1)" office:value-type="float" office:value="36" calcext:value-type="float">
            <text:p>36</text:p>
          </table:table-cell>
          <table:table-cell table:formula="of:=FLOOR([.D78]/8;1)" office:value-type="float" office:value="37" calcext:value-type="float">
            <text:p>37</text:p>
          </table:table-cell>
          <table:table-cell table:formula="of:=[.L78]*[.M78]*2" office:value-type="float" office:value="2664" calcext:value-type="float">
            <text:p>26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8]+1" office:value-type="float" office:value="59" calcext:value-type="float">
            <text:p>5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225" calcext:value-type="float">
            <text:p>225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9]*[.D79])/8)" office:value-type="float" office:value="8100" calcext:value-type="float">
            <text:p>8100</text:p>
          </table:table-cell>
          <table:table-cell office:value-type="string" calcext:value-type="string">
            <text:p>YES</text:p>
          </table:table-cell>
          <table:table-cell/>
          <table:table-cell table:formula="of:=FLOOR([.C79]/8; 1)" office:value-type="float" office:value="36" calcext:value-type="float">
            <text:p>36</text:p>
          </table:table-cell>
          <table:table-cell table:formula="of:=FLOOR([.D79]/8;1)" office:value-type="float" office:value="28" calcext:value-type="float">
            <text:p>28</text:p>
          </table:table-cell>
          <table:table-cell table:formula="of:=[.L79]*[.M79]*2"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9]+1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80]*[.D80])/8)" office:value-type="float" office:value="6480" calcext:value-type="float">
            <text:p>6480</text:p>
          </table:table-cell>
          <table:table-cell office:value-type="string" calcext:value-type="string">
            <text:p>YES</text:p>
          </table:table-cell>
          <table:table-cell/>
          <table:table-cell table:formula="of:=FLOOR([.C80]/8; 1)" office:value-type="float" office:value="36" calcext:value-type="float">
            <text:p>36</text:p>
          </table:table-cell>
          <table:table-cell table:formula="of:=FLOOR([.D80]/8;1)" office:value-type="float" office:value="22" calcext:value-type="float">
            <text:p>22</text:p>
          </table:table-cell>
          <table:table-cell table:formula="of:=[.L80]*[.M80]*2" office:value-type="float" office:value="1584" calcext:value-type="float">
            <text:p>158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0]+1" office:value-type="float" office:value="61" calcext:value-type="float">
            <text:p>6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81]*[.D81])/8)" office:value-type="float" office:value="5400" calcext:value-type="float">
            <text:p>5400</text:p>
          </table:table-cell>
          <table:table-cell office:value-type="string" calcext:value-type="string">
            <text:p>YES</text:p>
          </table:table-cell>
          <table:table-cell/>
          <table:table-cell table:formula="of:=FLOOR([.C81]/8; 1)" office:value-type="float" office:value="36" calcext:value-type="float">
            <text:p>36</text:p>
          </table:table-cell>
          <table:table-cell table:formula="of:=FLOOR([.D81]/8;1)" office:value-type="float" office:value="18" calcext:value-type="float">
            <text:p>18</text:p>
          </table:table-cell>
          <table:table-cell table:formula="of:=[.L81]*[.M81]*2" office:value-type="float" office:value="1296" calcext:value-type="float">
            <text:p>129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1]+1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82]*[.D82])/8)" office:value-type="float" office:value="4608" calcext:value-type="float">
            <text:p>4608</text:p>
          </table:table-cell>
          <table:table-cell office:value-type="string" calcext:value-type="string">
            <text:p>YES</text:p>
          </table:table-cell>
          <table:table-cell/>
          <table:table-cell table:formula="of:=FLOOR([.C82]/8; 1)" office:value-type="float" office:value="36" calcext:value-type="float">
            <text:p>36</text:p>
          </table:table-cell>
          <table:table-cell table:formula="of:=FLOOR([.D82]/8;1)" office:value-type="float" office:value="16" calcext:value-type="float">
            <text:p>16</text:p>
          </table:table-cell>
          <table:table-cell table:formula="of:=[.L82]*[.M82]*2" office:value-type="float" office:value="1152" calcext:value-type="float">
            <text:p>115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2]+1" office:value-type="float" office:value="63" calcext:value-type="float">
            <text:p>6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83]*[.D83])/8)" office:value-type="float" office:value="4032" calcext:value-type="float">
            <text:p>4032</text:p>
          </table:table-cell>
          <table:table-cell office:value-type="string" calcext:value-type="string">
            <text:p>YES</text:p>
          </table:table-cell>
          <table:table-cell/>
          <table:table-cell table:formula="of:=FLOOR([.C83]/8; 1)" office:value-type="float" office:value="36" calcext:value-type="float">
            <text:p>36</text:p>
          </table:table-cell>
          <table:table-cell table:formula="of:=FLOOR([.D83]/8;1)" office:value-type="float" office:value="14" calcext:value-type="float">
            <text:p>14</text:p>
          </table:table-cell>
          <table:table-cell table:formula="of:=[.L83]*[.M83]*2" office:value-type="float" office:value="1008" calcext:value-type="float">
            <text:p>10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G86]/[.E86]" office:value-type="float" office:value="800" calcext:value-type="float">
            <text:p>800</text:p>
          </table:table-cell>
          <table:table-cell table:formula="of:=[.H86]/[.F86]" office:value-type="float" office:value="525" calcext:value-type="float">
            <text:p>5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7" table:formula="of:=FLOOR(([.C86]*[.D86])/8)" office:value-type="float" office:value="52500" calcext:value-type="float">
            <text:p>52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86]/8; 1)" office:value-type="float" office:value="100" calcext:value-type="float">
            <text:p>100</text:p>
          </table:table-cell>
          <table:table-cell table:formula="of:=FLOOR([.D86]/8;1)" office:value-type="float" office:value="65" calcext:value-type="float">
            <text:p>65</text:p>
          </table:table-cell>
          <table:table-cell table:style-name="ce25" table:formula="of:=[.L86]*[.M86]*2" office:value-type="float" office:value="13000" calcext:value-type="float">
            <text:p>130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86]+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G87]/[.E87]" office:value-type="float" office:value="800" calcext:value-type="float">
            <text:p>800</text:p>
          </table:table-cell>
          <table:table-cell table:formula="of:=[.H87]/[.F87]"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87]*[.D87])/8)" office:value-type="float" office:value="35000" calcext:value-type="float">
            <text:p>35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87]/8; 1)" office:value-type="float" office:value="100" calcext:value-type="float">
            <text:p>100</text:p>
          </table:table-cell>
          <table:table-cell table:formula="of:=FLOOR([.D87]/8;1)" office:value-type="float" office:value="43" calcext:value-type="float">
            <text:p>43</text:p>
          </table:table-cell>
          <table:table-cell table:style-name="ce25" table:formula="of:=[.L87]*[.M87]*2" office:value-type="float" office:value="8600" calcext:value-type="float">
            <text:p>86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87]+1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formula="of:=[.G88]/[.E88]" office:value-type="float" office:value="800" calcext:value-type="float">
            <text:p>800</text:p>
          </table:table-cell>
          <table:table-cell table:formula="of:=[.H88]/[.F88]"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88]*[.D88])/8)" office:value-type="float" office:value="21000" calcext:value-type="float">
            <text:p>21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88]/8; 1)" office:value-type="float" office:value="100" calcext:value-type="float">
            <text:p>100</text:p>
          </table:table-cell>
          <table:table-cell table:formula="of:=FLOOR([.D88]/8;1)" office:value-type="float" office:value="26" calcext:value-type="float">
            <text:p>26</text:p>
          </table:table-cell>
          <table:table-cell table:formula="of:=[.L88]*[.M88]*2" office:value-type="float" office:value="5200" calcext:value-type="float">
            <text:p>5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8]+1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G89]/[.E89]" office:value-type="float" office:value="800" calcext:value-type="float">
            <text:p>800</text:p>
          </table:table-cell>
          <table:table-cell table:formula="of:=[.H89]/[.F89]"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89]*[.D89])/8)" office:value-type="float" office:value="17500" calcext:value-type="float">
            <text:p>17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89]/8; 1)" office:value-type="float" office:value="100" calcext:value-type="float">
            <text:p>100</text:p>
          </table:table-cell>
          <table:table-cell table:formula="of:=FLOOR([.D89]/8;1)" office:value-type="float" office:value="21" calcext:value-type="float">
            <text:p>21</text:p>
          </table:table-cell>
          <table:table-cell table:formula="of:=[.L89]*[.M89]*2" office:value-type="float" office:value="4200" calcext:value-type="float">
            <text:p>4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9]+1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[.G90]/[.E90]" office:value-type="float" office:value="800" calcext:value-type="float">
            <text:p>800</text:p>
          </table:table-cell>
          <table:table-cell table:formula="of:=[.H90]/[.F90]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0]*[.D90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90]/8; 1)" office:value-type="float" office:value="100" calcext:value-type="float">
            <text:p>100</text:p>
          </table:table-cell>
          <table:table-cell table:formula="of:=FLOOR([.D90]/8;1)" office:value-type="float" office:value="18" calcext:value-type="float">
            <text:p>18</text:p>
          </table:table-cell>
          <table:table-cell table:formula="of:=[.L90]*[.M90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0]+1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[.G91]/[.E91]" office:value-type="float" office:value="800" calcext:value-type="float">
            <text:p>800</text:p>
          </table:table-cell>
          <table:table-cell table:formula="of:=[.H91]/[.F91]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1]*[.D91])/8)" office:value-type="float" office:value="10500" calcext:value-type="float">
            <text:p>10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91]/8; 1)" office:value-type="float" office:value="100" calcext:value-type="float">
            <text:p>100</text:p>
          </table:table-cell>
          <table:table-cell table:formula="of:=FLOOR([.D91]/8;1)" office:value-type="float" office:value="13" calcext:value-type="float">
            <text:p>13</text:p>
          </table:table-cell>
          <table:table-cell table:formula="of:=[.L91]*[.M91]*2" office:value-type="float" office:value="2600" calcext:value-type="float">
            <text:p>2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1]+1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G92]/[.E92]" office:value-type="float" office:value="800" calcext:value-type="float">
            <text:p>800</text:p>
          </table:table-cell>
          <table:table-cell table:formula="of:=[.H92]/[.F92]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92]*[.D92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/>
          <table:table-cell table:formula="of:=FLOOR([.C92]/8; 1)" office:value-type="float" office:value="100" calcext:value-type="float">
            <text:p>100</text:p>
          </table:table-cell>
          <table:table-cell table:formula="of:=FLOOR([.D92]/8;1)" office:value-type="float" office:value="9" calcext:value-type="float">
            <text:p>9</text:p>
          </table:table-cell>
          <table:table-cell table:formula="of:=[.L92]*[.M92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2]+1" office:value-type="float" office:value="71" calcext:value-type="float">
            <text:p>71</text:p>
          </table:table-cell>
          <table:table-cell table:style-name="ce10" office:value-type="float" office:value="2" calcext:value-type="float">
            <text:p>2</text:p>
          </table:table-cell>
          <table:table-cell table:formula="of:=[.G93]/[.E93]" office:value-type="float" office:value="800" calcext:value-type="float">
            <text:p>800</text:p>
          </table:table-cell>
          <table:table-cell table:formula="of:=[.H93]/[.F93]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93]*[.D93])/8)" office:value-type="float" office:value="7000" calcext:value-type="float">
            <text:p>7000</text:p>
          </table:table-cell>
          <table:table-cell office:value-type="string" calcext:value-type="string">
            <text:p>YES</text:p>
          </table:table-cell>
          <table:table-cell/>
          <table:table-cell table:formula="of:=FLOOR([.C93]/8; 1)" office:value-type="float" office:value="100" calcext:value-type="float">
            <text:p>100</text:p>
          </table:table-cell>
          <table:table-cell table:formula="of:=FLOOR([.D93]/8;1)" office:value-type="float" office:value="8" calcext:value-type="float">
            <text:p>8</text:p>
          </table:table-cell>
          <table:table-cell table:formula="of:=[.L93]*[.M93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3]+1" office:value-type="float" office:value="72" calcext:value-type="float">
            <text:p>72</text:p>
          </table:table-cell>
          <table:table-cell table:style-name="ce10" office:value-type="float" office:value="2" calcext:value-type="float">
            <text:p>2</text:p>
          </table:table-cell>
          <table:table-cell table:formula="of:=[.G94]/[.E94]" office:value-type="float" office:value="400" calcext:value-type="float">
            <text:p>400</text:p>
          </table:table-cell>
          <table:table-cell table:formula="of:=[.H94]/[.F94]"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4]*[.D94])/8)" office:value-type="float" office:value="26250" calcext:value-type="float">
            <text:p>2625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94]/8; 1)" office:value-type="float" office:value="50" calcext:value-type="float">
            <text:p>50</text:p>
          </table:table-cell>
          <table:table-cell table:formula="of:=FLOOR([.D94]/8;1)" office:value-type="float" office:value="65" calcext:value-type="float">
            <text:p>65</text:p>
          </table:table-cell>
          <table:table-cell table:formula="of:=[.L94]*[.M94]*2" office:value-type="float" office:value="6500" calcext:value-type="float">
            <text:p>6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4]+1" office:value-type="float" office:value="73" calcext:value-type="float">
            <text:p>73</text:p>
          </table:table-cell>
          <table:table-cell table:style-name="ce10" office:value-type="float" office:value="2" calcext:value-type="float">
            <text:p>2</text:p>
          </table:table-cell>
          <table:table-cell table:formula="of:=[.G95]/[.E95]" office:value-type="float" office:value="400" calcext:value-type="float">
            <text:p>400</text:p>
          </table:table-cell>
          <table:table-cell table:formula="of:=[.H95]/[.F95]"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5]*[.D95])/8)" office:value-type="float" office:value="17500" calcext:value-type="float">
            <text:p>17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95]/8; 1)" office:value-type="float" office:value="50" calcext:value-type="float">
            <text:p>50</text:p>
          </table:table-cell>
          <table:table-cell table:formula="of:=FLOOR([.D95]/8;1)" office:value-type="float" office:value="43" calcext:value-type="float">
            <text:p>43</text:p>
          </table:table-cell>
          <table:table-cell table:formula="of:=[.L95]*[.M95]*2" office:value-type="float" office:value="4300" calcext:value-type="float">
            <text:p>43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5]+1" office:value-type="float" office:value="74" calcext:value-type="float">
            <text:p>74</text:p>
          </table:table-cell>
          <table:table-cell table:style-name="ce10" office:value-type="float" office:value="2" calcext:value-type="float">
            <text:p>2</text:p>
          </table:table-cell>
          <table:table-cell table:formula="of:=[.G96]/[.E96]" office:value-type="float" office:value="400" calcext:value-type="float">
            <text:p>400</text:p>
          </table:table-cell>
          <table:table-cell table:formula="of:=[.H96]/[.F96]"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6]*[.D96])/8)" office:value-type="float" office:value="10500" calcext:value-type="float">
            <text:p>10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96]/8; 1)" office:value-type="float" office:value="50" calcext:value-type="float">
            <text:p>50</text:p>
          </table:table-cell>
          <table:table-cell table:formula="of:=FLOOR([.D96]/8;1)" office:value-type="float" office:value="26" calcext:value-type="float">
            <text:p>26</text:p>
          </table:table-cell>
          <table:table-cell table:formula="of:=[.L96]*[.M96]*2" office:value-type="float" office:value="2600" calcext:value-type="float">
            <text:p>2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6]+1" office:value-type="float" office:value="75" calcext:value-type="float">
            <text:p>75</text:p>
          </table:table-cell>
          <table:table-cell table:style-name="ce10" office:value-type="float" office:value="2" calcext:value-type="float">
            <text:p>2</text:p>
          </table:table-cell>
          <table:table-cell table:formula="of:=[.G97]/[.E97]" office:value-type="float" office:value="400" calcext:value-type="float">
            <text:p>400</text:p>
          </table:table-cell>
          <table:table-cell table:formula="of:=[.H97]/[.F97]"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7]*[.D97])/8)" office:value-type="float" office:value="8750" calcext:value-type="float">
            <text:p>875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97]/8; 1)" office:value-type="float" office:value="50" calcext:value-type="float">
            <text:p>50</text:p>
          </table:table-cell>
          <table:table-cell table:formula="of:=FLOOR([.D97]/8;1)" office:value-type="float" office:value="21" calcext:value-type="float">
            <text:p>21</text:p>
          </table:table-cell>
          <table:table-cell table:formula="of:=[.L97]*[.M97]*2" office:value-type="float" office:value="2100" calcext:value-type="float">
            <text:p>21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7]+1" office:value-type="float" office:value="76" calcext:value-type="float">
            <text:p>76</text:p>
          </table:table-cell>
          <table:table-cell table:style-name="ce10" office:value-type="float" office:value="2" calcext:value-type="float">
            <text:p>2</text:p>
          </table:table-cell>
          <table:table-cell table:formula="of:=[.G98]/[.E98]" office:value-type="float" office:value="400" calcext:value-type="float">
            <text:p>400</text:p>
          </table:table-cell>
          <table:table-cell table:formula="of:=[.H98]/[.F98]"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98]*[.D98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/>
          <table:table-cell table:formula="of:=FLOOR([.C98]/8; 1)" office:value-type="float" office:value="50" calcext:value-type="float">
            <text:p>50</text:p>
          </table:table-cell>
          <table:table-cell table:formula="of:=FLOOR([.D98]/8;1)" office:value-type="float" office:value="18" calcext:value-type="float">
            <text:p>18</text:p>
          </table:table-cell>
          <table:table-cell table:formula="of:=[.L98]*[.M98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8]+1" office:value-type="float" office:value="77" calcext:value-type="float">
            <text:p>77</text:p>
          </table:table-cell>
          <table:table-cell table:style-name="ce10" office:value-type="float" office:value="2" calcext:value-type="float">
            <text:p>2</text:p>
          </table:table-cell>
          <table:table-cell table:formula="of:=[.G99]/[.E99]" office:value-type="float" office:value="400" calcext:value-type="float">
            <text:p>400</text:p>
          </table:table-cell>
          <table:table-cell table:formula="of:=[.H99]/[.F99]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99]*[.D99])/8)" office:value-type="float" office:value="5250" calcext:value-type="float">
            <text:p>5250</text:p>
          </table:table-cell>
          <table:table-cell office:value-type="string" calcext:value-type="string">
            <text:p>YES</text:p>
          </table:table-cell>
          <table:table-cell/>
          <table:table-cell table:formula="of:=FLOOR([.C99]/8; 1)" office:value-type="float" office:value="50" calcext:value-type="float">
            <text:p>50</text:p>
          </table:table-cell>
          <table:table-cell table:formula="of:=FLOOR([.D99]/8;1)" office:value-type="float" office:value="13" calcext:value-type="float">
            <text:p>13</text:p>
          </table:table-cell>
          <table:table-cell table:formula="of:=[.L99]*[.M99]*2" office:value-type="float" office:value="1300" calcext:value-type="float">
            <text:p>13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9]+1" office:value-type="float" office:value="78" calcext:value-type="float">
            <text:p>78</text:p>
          </table:table-cell>
          <table:table-cell table:style-name="ce10" office:value-type="float" office:value="2" calcext:value-type="float">
            <text:p>2</text:p>
          </table:table-cell>
          <table:table-cell table:formula="of:=[.G100]/[.E100]" office:value-type="float" office:value="400" calcext:value-type="float">
            <text:p>400</text:p>
          </table:table-cell>
          <table:table-cell table:formula="of:=[.H100]/[.F100]"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0]*[.D100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  <table:table-cell table:formula="of:=FLOOR([.C100]/8; 1)" office:value-type="float" office:value="50" calcext:value-type="float">
            <text:p>50</text:p>
          </table:table-cell>
          <table:table-cell table:formula="of:=FLOOR([.D100]/8;1)" office:value-type="float" office:value="9" calcext:value-type="float">
            <text:p>9</text:p>
          </table:table-cell>
          <table:table-cell table:formula="of:=[.L100]*[.M100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0]+1" office:value-type="float" office:value="79" calcext:value-type="float">
            <text:p>79</text:p>
          </table:table-cell>
          <table:table-cell table:style-name="ce10" office:value-type="float" office:value="2" calcext:value-type="float">
            <text:p>2</text:p>
          </table:table-cell>
          <table:table-cell table:formula="of:=[.G101]/[.E101]" office:value-type="float" office:value="400" calcext:value-type="float">
            <text:p>400</text:p>
          </table:table-cell>
          <table:table-cell table:formula="of:=[.H101]/[.F101]"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1]*[.D101])/8)" office:value-type="float" office:value="3500" calcext:value-type="float">
            <text:p>3500</text:p>
          </table:table-cell>
          <table:table-cell office:value-type="string" calcext:value-type="string">
            <text:p>YES</text:p>
          </table:table-cell>
          <table:table-cell/>
          <table:table-cell table:formula="of:=FLOOR([.C101]/8; 1)" office:value-type="float" office:value="50" calcext:value-type="float">
            <text:p>50</text:p>
          </table:table-cell>
          <table:table-cell table:formula="of:=FLOOR([.D101]/8;1)" office:value-type="float" office:value="8" calcext:value-type="float">
            <text:p>8</text:p>
          </table:table-cell>
          <table:table-cell table:formula="of:=[.L101]*[.M101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1]+1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[.G102]/[.E102]" office:value-type="float" office:value="320" calcext:value-type="float">
            <text:p>320</text:p>
          </table:table-cell>
          <table:table-cell table:formula="of:=[.H102]/[.F102]"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02]*[.D102])/8)" office:value-type="float" office:value="21000" calcext:value-type="float">
            <text:p>21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02]/8; 1)" office:value-type="float" office:value="40" calcext:value-type="float">
            <text:p>40</text:p>
          </table:table-cell>
          <table:table-cell table:formula="of:=FLOOR([.D102]/8;1)" office:value-type="float" office:value="65" calcext:value-type="float">
            <text:p>65</text:p>
          </table:table-cell>
          <table:table-cell table:formula="of:=[.L102]*[.M102]*2" office:value-type="float" office:value="5200" calcext:value-type="float">
            <text:p>5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2]+1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[.G103]/[.E103]" office:value-type="float" office:value="320" calcext:value-type="float">
            <text:p>320</text:p>
          </table:table-cell>
          <table:table-cell table:formula="of:=[.H103]/[.F103]"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03]*[.D103])/8)" office:value-type="float" office:value="14000" calcext:value-type="float">
            <text:p>14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03]/8; 1)" office:value-type="float" office:value="40" calcext:value-type="float">
            <text:p>40</text:p>
          </table:table-cell>
          <table:table-cell table:formula="of:=FLOOR([.D103]/8;1)" office:value-type="float" office:value="43" calcext:value-type="float">
            <text:p>43</text:p>
          </table:table-cell>
          <table:table-cell table:formula="of:=[.L103]*[.M103]*2" office:value-type="float" office:value="3440" calcext:value-type="float">
            <text:p>3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3]+1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[.G104]/[.E104]" office:value-type="float" office:value="320" calcext:value-type="float">
            <text:p>320</text:p>
          </table:table-cell>
          <table:table-cell table:formula="of:=[.H104]/[.F104]" office:value-type="float" office:value="210" calcext:value-type="float">
            <text:p>2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04]*[.D104])/8)" office:value-type="float" office:value="8400" calcext:value-type="float">
            <text:p>84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04]/8; 1)" office:value-type="float" office:value="40" calcext:value-type="float">
            <text:p>40</text:p>
          </table:table-cell>
          <table:table-cell table:formula="of:=FLOOR([.D104]/8;1)" office:value-type="float" office:value="26" calcext:value-type="float">
            <text:p>26</text:p>
          </table:table-cell>
          <table:table-cell table:formula="of:=[.L104]*[.M104]*2" office:value-type="float" office:value="2080" calcext:value-type="float">
            <text:p>20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4]+1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formula="of:=[.G105]/[.E105]" office:value-type="float" office:value="320" calcext:value-type="float">
            <text:p>320</text:p>
          </table:table-cell>
          <table:table-cell table:formula="of:=[.H105]/[.F105]"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5]*[.D105])/8)" office:value-type="float" office:value="7000" calcext:value-type="float">
            <text:p>7000</text:p>
          </table:table-cell>
          <table:table-cell office:value-type="string" calcext:value-type="string">
            <text:p>YES</text:p>
          </table:table-cell>
          <table:table-cell/>
          <table:table-cell table:formula="of:=FLOOR([.C105]/8; 1)" office:value-type="float" office:value="40" calcext:value-type="float">
            <text:p>40</text:p>
          </table:table-cell>
          <table:table-cell table:formula="of:=FLOOR([.D105]/8;1)" office:value-type="float" office:value="21" calcext:value-type="float">
            <text:p>21</text:p>
          </table:table-cell>
          <table:table-cell table:formula="of:=[.L105]*[.M105]*2" office:value-type="float" office:value="1680" calcext:value-type="float">
            <text:p>16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5]+1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[.G106]/[.E106]" office:value-type="float" office:value="320" calcext:value-type="float">
            <text:p>320</text:p>
          </table:table-cell>
          <table:table-cell table:formula="of:=[.H106]/[.F106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6]*[.D106])/8)" office:value-type="float" office:value="6000" calcext:value-type="float">
            <text:p>6000</text:p>
          </table:table-cell>
          <table:table-cell office:value-type="string" calcext:value-type="string">
            <text:p>YES</text:p>
          </table:table-cell>
          <table:table-cell/>
          <table:table-cell table:formula="of:=FLOOR([.C106]/8; 1)" office:value-type="float" office:value="40" calcext:value-type="float">
            <text:p>40</text:p>
          </table:table-cell>
          <table:table-cell table:formula="of:=FLOOR([.D106]/8;1)" office:value-type="float" office:value="18" calcext:value-type="float">
            <text:p>18</text:p>
          </table:table-cell>
          <table:table-cell table:formula="of:=[.L106]*[.M106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6]+1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[.G107]/[.E107]" office:value-type="float" office:value="320" calcext:value-type="float">
            <text:p>320</text:p>
          </table:table-cell>
          <table:table-cell table:formula="of:=[.H107]/[.F107]"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7]*[.D107])/8)" office:value-type="float" office:value="4200" calcext:value-type="float">
            <text:p>4200</text:p>
          </table:table-cell>
          <table:table-cell office:value-type="string" calcext:value-type="string">
            <text:p>YES</text:p>
          </table:table-cell>
          <table:table-cell/>
          <table:table-cell table:formula="of:=FLOOR([.C107]/8; 1)" office:value-type="float" office:value="40" calcext:value-type="float">
            <text:p>40</text:p>
          </table:table-cell>
          <table:table-cell table:formula="of:=FLOOR([.D107]/8;1)" office:value-type="float" office:value="13" calcext:value-type="float">
            <text:p>13</text:p>
          </table:table-cell>
          <table:table-cell table:formula="of:=[.L107]*[.M107]*2" office:value-type="float" office:value="1040" calcext:value-type="float">
            <text:p>10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7]+1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[.G108]/[.E108]" office:value-type="float" office:value="320" calcext:value-type="float">
            <text:p>320</text:p>
          </table:table-cell>
          <table:table-cell table:formula="of:=[.H108]/[.F108]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8]*[.D108])/8)" office:value-type="float" office:value="3000" calcext:value-type="float">
            <text:p>3000</text:p>
          </table:table-cell>
          <table:table-cell office:value-type="string" calcext:value-type="string">
            <text:p>YES</text:p>
          </table:table-cell>
          <table:table-cell/>
          <table:table-cell table:formula="of:=FLOOR([.C108]/8; 1)" office:value-type="float" office:value="40" calcext:value-type="float">
            <text:p>40</text:p>
          </table:table-cell>
          <table:table-cell table:formula="of:=FLOOR([.D108]/8;1)" office:value-type="float" office:value="9" calcext:value-type="float">
            <text:p>9</text:p>
          </table:table-cell>
          <table:table-cell table:formula="of:=[.L108]*[.M108]*2" office:value-type="float" office:value="720" calcext:value-type="float">
            <text:p>7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8]+1" office:value-type="float" office:value="87" calcext:value-type="float">
            <text:p>87</text:p>
          </table:table-cell>
          <table:table-cell table:style-name="ce10" office:value-type="float" office:value="2" calcext:value-type="float">
            <text:p>2</text:p>
          </table:table-cell>
          <table:table-cell table:formula="of:=[.G109]/[.E109]" office:value-type="float" office:value="320" calcext:value-type="float">
            <text:p>320</text:p>
          </table:table-cell>
          <table:table-cell table:formula="of:=[.H109]/[.F109]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9]*[.D109])/8)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/>
          <table:table-cell table:formula="of:=FLOOR([.C109]/8; 1)" office:value-type="float" office:value="40" calcext:value-type="float">
            <text:p>40</text:p>
          </table:table-cell>
          <table:table-cell table:formula="of:=FLOOR([.D109]/8;1)" office:value-type="float" office:value="8" calcext:value-type="float">
            <text:p>8</text:p>
          </table:table-cell>
          <table:table-cell table:formula="of:=[.L109]*[.M109]*2" office:value-type="float" office:value="640" calcext:value-type="float">
            <text:p>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9]+1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formula="of:=[.G110]/[.E110]" office:value-type="float" office:value="200" calcext:value-type="float">
            <text:p>200</text:p>
          </table:table-cell>
          <table:table-cell table:formula="of:=[.H110]/[.F110]" office:value-type="float" office:value="525" calcext:value-type="float">
            <text:p>5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10]*[.D110])/8)" office:value-type="float" office:value="13125" calcext:value-type="float">
            <text:p>13125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10]/8; 1)" office:value-type="float" office:value="25" calcext:value-type="float">
            <text:p>25</text:p>
          </table:table-cell>
          <table:table-cell table:formula="of:=FLOOR([.D110]/8;1)" office:value-type="float" office:value="65" calcext:value-type="float">
            <text:p>65</text:p>
          </table:table-cell>
          <table:table-cell table:formula="of:=[.L110]*[.M110]*2" office:value-type="float" office:value="3250" calcext:value-type="float">
            <text:p>32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0]+1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[.G111]/[.E111]" office:value-type="float" office:value="200" calcext:value-type="float">
            <text:p>200</text:p>
          </table:table-cell>
          <table:table-cell table:formula="of:=[.H111]/[.F111]"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11]*[.D111])/8)" office:value-type="float" office:value="8750" calcext:value-type="float">
            <text:p>875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11]/8; 1)" office:value-type="float" office:value="25" calcext:value-type="float">
            <text:p>25</text:p>
          </table:table-cell>
          <table:table-cell table:formula="of:=FLOOR([.D111]/8;1)" office:value-type="float" office:value="43" calcext:value-type="float">
            <text:p>43</text:p>
          </table:table-cell>
          <table:table-cell table:formula="of:=[.L111]*[.M111]*2" office:value-type="float" office:value="2150" calcext:value-type="float">
            <text:p>21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1]+1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G112]/[.E112]" office:value-type="float" office:value="200" calcext:value-type="float">
            <text:p>200</text:p>
          </table:table-cell>
          <table:table-cell table:formula="of:=[.H112]/[.F112]"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12]*[.D112])/8)" office:value-type="float" office:value="5250" calcext:value-type="float">
            <text:p>5250</text:p>
          </table:table-cell>
          <table:table-cell office:value-type="string" calcext:value-type="string">
            <text:p>YES</text:p>
          </table:table-cell>
          <table:table-cell/>
          <table:table-cell table:formula="of:=FLOOR([.C112]/8; 1)" office:value-type="float" office:value="25" calcext:value-type="float">
            <text:p>25</text:p>
          </table:table-cell>
          <table:table-cell table:formula="of:=FLOOR([.D112]/8;1)" office:value-type="float" office:value="26" calcext:value-type="float">
            <text:p>26</text:p>
          </table:table-cell>
          <table:table-cell table:formula="of:=[.L112]*[.M112]*2" office:value-type="float" office:value="1300" calcext:value-type="float">
            <text:p>13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2]+1"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G113]/[.E113]" office:value-type="float" office:value="200" calcext:value-type="float">
            <text:p>200</text:p>
          </table:table-cell>
          <table:table-cell table:formula="of:=[.H113]/[.F113]"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13]*[.D113])/8)" office:value-type="float" office:value="4375" calcext:value-type="float">
            <text:p>4375</text:p>
          </table:table-cell>
          <table:table-cell office:value-type="string" calcext:value-type="string">
            <text:p>YES</text:p>
          </table:table-cell>
          <table:table-cell/>
          <table:table-cell table:formula="of:=FLOOR([.C113]/8; 1)" office:value-type="float" office:value="25" calcext:value-type="float">
            <text:p>25</text:p>
          </table:table-cell>
          <table:table-cell table:formula="of:=FLOOR([.D113]/8;1)" office:value-type="float" office:value="21" calcext:value-type="float">
            <text:p>21</text:p>
          </table:table-cell>
          <table:table-cell table:formula="of:=[.L113]*[.M113]*2" office:value-type="float" office:value="1050" calcext:value-type="float">
            <text:p>10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3]+1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[.G114]/[.E114]" office:value-type="float" office:value="200" calcext:value-type="float">
            <text:p>200</text:p>
          </table:table-cell>
          <table:table-cell table:formula="of:=[.H114]/[.F114]"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14]*[.D114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  <table:table-cell table:formula="of:=FLOOR([.C114]/8; 1)" office:value-type="float" office:value="25" calcext:value-type="float">
            <text:p>25</text:p>
          </table:table-cell>
          <table:table-cell table:formula="of:=FLOOR([.D114]/8;1)" office:value-type="float" office:value="18" calcext:value-type="float">
            <text:p>18</text:p>
          </table:table-cell>
          <table:table-cell table:formula="of:=[.L114]*[.M114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4]+1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[.G115]/[.E115]" office:value-type="float" office:value="200" calcext:value-type="float">
            <text:p>200</text:p>
          </table:table-cell>
          <table:table-cell table:formula="of:=[.H115]/[.F115]"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15]*[.D115])/8)" office:value-type="float" office:value="2625" calcext:value-type="float">
            <text:p>2625</text:p>
          </table:table-cell>
          <table:table-cell office:value-type="string" calcext:value-type="string">
            <text:p>YES</text:p>
          </table:table-cell>
          <table:table-cell/>
          <table:table-cell table:formula="of:=FLOOR([.C115]/8; 1)" office:value-type="float" office:value="25" calcext:value-type="float">
            <text:p>25</text:p>
          </table:table-cell>
          <table:table-cell table:formula="of:=FLOOR([.D115]/8;1)" office:value-type="float" office:value="13" calcext:value-type="float">
            <text:p>13</text:p>
          </table:table-cell>
          <table:table-cell table:formula="of:=[.L115]*[.M115]*2" office:value-type="float" office:value="650" calcext:value-type="float">
            <text:p>6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5]+1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formula="of:=[.G116]/[.E116]" office:value-type="float" office:value="200" calcext:value-type="float">
            <text:p>200</text:p>
          </table:table-cell>
          <table:table-cell table:formula="of:=[.H116]/[.F116]"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16]*[.D116])/8)" office:value-type="float" office:value="1875" calcext:value-type="float">
            <text:p>1875</text:p>
          </table:table-cell>
          <table:table-cell office:value-type="string" calcext:value-type="string">
            <text:p>YES</text:p>
          </table:table-cell>
          <table:table-cell/>
          <table:table-cell table:formula="of:=FLOOR([.C116]/8; 1)" office:value-type="float" office:value="25" calcext:value-type="float">
            <text:p>25</text:p>
          </table:table-cell>
          <table:table-cell table:formula="of:=FLOOR([.D116]/8;1)" office:value-type="float" office:value="9" calcext:value-type="float">
            <text:p>9</text:p>
          </table:table-cell>
          <table:table-cell table:formula="of:=[.L116]*[.M116]*2" office:value-type="float" office:value="450" calcext:value-type="float">
            <text:p>4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6]+1" office:value-type="float" office:value="95" calcext:value-type="float">
            <text:p>95</text:p>
          </table:table-cell>
          <table:table-cell table:style-name="ce10" office:value-type="float" office:value="2" calcext:value-type="float">
            <text:p>2</text:p>
          </table:table-cell>
          <table:table-cell table:formula="of:=[.G117]/[.E117]" office:value-type="float" office:value="200" calcext:value-type="float">
            <text:p>200</text:p>
          </table:table-cell>
          <table:table-cell table:formula="of:=[.H117]/[.F117]"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17]*[.D117])/8)" office:value-type="float" office:value="1750" calcext:value-type="float">
            <text:p>1750</text:p>
          </table:table-cell>
          <table:table-cell office:value-type="string" calcext:value-type="string">
            <text:p>YES</text:p>
          </table:table-cell>
          <table:table-cell/>
          <table:table-cell table:formula="of:=FLOOR([.C117]/8; 1)" office:value-type="float" office:value="25" calcext:value-type="float">
            <text:p>25</text:p>
          </table:table-cell>
          <table:table-cell table:formula="of:=FLOOR([.D117]/8;1)" office:value-type="float" office:value="8" calcext:value-type="float">
            <text:p>8</text:p>
          </table:table-cell>
          <table:table-cell table:formula="of:=[.L117]*[.M117]*2"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0]*[.D120])/8)" office:value-type="float" office:value="64000" calcext:value-type="float">
            <text:p>64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0]/8; 1)" office:value-type="float" office:value="80" calcext:value-type="float">
            <text:p>80</text:p>
          </table:table-cell>
          <table:table-cell table:formula="of:=FLOOR([.D120]/8;1)" office:value-type="float" office:value="100" calcext:value-type="float">
            <text:p>100</text:p>
          </table:table-cell>
          <table:table-cell table:style-name="ce25" table:formula="of:=[.L120]*[.M120]*2" office:value-type="float" office:value="16000" calcext:value-type="float">
            <text:p>160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20]+1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1]*[.D121])/8)" office:value-type="float" office:value="32000" calcext:value-type="float">
            <text:p>32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1]/8; 1)" office:value-type="float" office:value="80" calcext:value-type="float">
            <text:p>80</text:p>
          </table:table-cell>
          <table:table-cell table:formula="of:=FLOOR([.D121]/8;1)" office:value-type="float" office:value="50" calcext:value-type="float">
            <text:p>50</text:p>
          </table:table-cell>
          <table:table-cell table:formula="of:=[.L121]*[.M121]*2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1]+1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2]*[.D122])/8)" office:value-type="float" office:value="21280" calcext:value-type="float">
            <text:p>2128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2]/8; 1)" office:value-type="float" office:value="80" calcext:value-type="float">
            <text:p>80</text:p>
          </table:table-cell>
          <table:table-cell table:formula="of:=FLOOR([.D122]/8;1)" office:value-type="float" office:value="33" calcext:value-type="float">
            <text:p>33</text:p>
          </table:table-cell>
          <table:table-cell table:formula="of:=[.L122]*[.M122]*2" office:value-type="float" office:value="5280" calcext:value-type="float">
            <text:p>5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2]+1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3]*[.D123])/8)" office:value-type="float" office:value="16000" calcext:value-type="float">
            <text:p>16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3]/8; 1)" office:value-type="float" office:value="80" calcext:value-type="float">
            <text:p>80</text:p>
          </table:table-cell>
          <table:table-cell table:formula="of:=FLOOR([.D123]/8;1)" office:value-type="float" office:value="25" calcext:value-type="float">
            <text:p>25</text:p>
          </table:table-cell>
          <table:table-cell table:formula="of:=[.L123]*[.M123]*2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3]+1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4]*[.D124])/8)" office:value-type="float" office:value="12800" calcext:value-type="float">
            <text:p>128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4]/8; 1)" office:value-type="float" office:value="80" calcext:value-type="float">
            <text:p>80</text:p>
          </table:table-cell>
          <table:table-cell table:formula="of:=FLOOR([.D124]/8;1)" office:value-type="float" office:value="20" calcext:value-type="float">
            <text:p>20</text:p>
          </table:table-cell>
          <table:table-cell table:formula="of:=[.L124]*[.M124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4]+1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5]*[.D125])/8)" office:value-type="float" office:value="10640" calcext:value-type="float">
            <text:p>1064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5]/8; 1)" office:value-type="float" office:value="80" calcext:value-type="float">
            <text:p>80</text:p>
          </table:table-cell>
          <table:table-cell table:formula="of:=FLOOR([.D125]/8;1)" office:value-type="float" office:value="16" calcext:value-type="float">
            <text:p>16</text:p>
          </table:table-cell>
          <table:table-cell table:formula="of:=[.L125]*[.M125]*2" office:value-type="float" office:value="2560" calcext:value-type="float">
            <text:p>25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5]+1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6]*[.D126])/8)" office:value-type="float" office:value="9120" calcext:value-type="float">
            <text:p>912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6]/8; 1)" office:value-type="float" office:value="80" calcext:value-type="float">
            <text:p>80</text:p>
          </table:table-cell>
          <table:table-cell table:formula="of:=FLOOR([.D126]/8;1)" office:value-type="float" office:value="14" calcext:value-type="float">
            <text:p>14</text:p>
          </table:table-cell>
          <table:table-cell table:formula="of:=[.L126]*[.M126]*2" office:value-type="float" office:value="2240" calcext:value-type="float">
            <text:p>22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6]+1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27]*[.D127])/8)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/>
          <table:table-cell table:formula="of:=FLOOR([.C127]/8; 1)" office:value-type="float" office:value="80" calcext:value-type="float">
            <text:p>80</text:p>
          </table:table-cell>
          <table:table-cell table:formula="of:=FLOOR([.D127]/8;1)" office:value-type="float" office:value="12" calcext:value-type="float">
            <text:p>12</text:p>
          </table:table-cell>
          <table:table-cell table:formula="of:=[.L127]*[.M127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3">
          <table:table-cell table:formula="of:=[.A127]+1"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8]*[.D128])/8)" office:value-type="float" office:value="32000" calcext:value-type="float">
            <text:p>32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8]/8; 1)" office:value-type="float" office:value="40" calcext:value-type="float">
            <text:p>40</text:p>
          </table:table-cell>
          <table:table-cell table:formula="of:=FLOOR([.D128]/8;1)" office:value-type="float" office:value="100" calcext:value-type="float">
            <text:p>100</text:p>
          </table:table-cell>
          <table:table-cell table:formula="of:=[.L128]*[.M128]*2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8]+1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9]*[.D129])/8)" office:value-type="float" office:value="16000" calcext:value-type="float">
            <text:p>16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9]/8; 1)" office:value-type="float" office:value="40" calcext:value-type="float">
            <text:p>40</text:p>
          </table:table-cell>
          <table:table-cell table:formula="of:=FLOOR([.D129]/8;1)" office:value-type="float" office:value="50" calcext:value-type="float">
            <text:p>50</text:p>
          </table:table-cell>
          <table:table-cell table:formula="of:=[.L129]*[.M129]*2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9]+1"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30]*[.D130])/8)" office:value-type="float" office:value="10640" calcext:value-type="float">
            <text:p>1064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30]/8; 1)" office:value-type="float" office:value="40" calcext:value-type="float">
            <text:p>40</text:p>
          </table:table-cell>
          <table:table-cell table:formula="of:=FLOOR([.D130]/8;1)" office:value-type="float" office:value="33" calcext:value-type="float">
            <text:p>33</text:p>
          </table:table-cell>
          <table:table-cell table:formula="of:=[.L130]*[.M130]*2" office:value-type="float" office:value="2640" calcext:value-type="float">
            <text:p>2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0]+1"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1]*[.D131])/8)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/>
          <table:table-cell table:formula="of:=FLOOR([.C131]/8; 1)" office:value-type="float" office:value="40" calcext:value-type="float">
            <text:p>40</text:p>
          </table:table-cell>
          <table:table-cell table:formula="of:=FLOOR([.D131]/8;1)" office:value-type="float" office:value="25" calcext:value-type="float">
            <text:p>25</text:p>
          </table:table-cell>
          <table:table-cell table:formula="of:=[.L131]*[.M131]*2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1]+1"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2]*[.D132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/>
          <table:table-cell table:formula="of:=FLOOR([.C132]/8; 1)" office:value-type="float" office:value="40" calcext:value-type="float">
            <text:p>40</text:p>
          </table:table-cell>
          <table:table-cell table:formula="of:=FLOOR([.D132]/8;1)" office:value-type="float" office:value="20" calcext:value-type="float">
            <text:p>20</text:p>
          </table:table-cell>
          <table:table-cell table:formula="of:=[.L132]*[.M132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2]+1"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3]*[.D133])/8)" office:value-type="float" office:value="5320" calcext:value-type="float">
            <text:p>5320</text:p>
          </table:table-cell>
          <table:table-cell office:value-type="string" calcext:value-type="string">
            <text:p>YES</text:p>
          </table:table-cell>
          <table:table-cell/>
          <table:table-cell table:formula="of:=FLOOR([.C133]/8; 1)" office:value-type="float" office:value="40" calcext:value-type="float">
            <text:p>40</text:p>
          </table:table-cell>
          <table:table-cell table:formula="of:=FLOOR([.D133]/8;1)" office:value-type="float" office:value="16" calcext:value-type="float">
            <text:p>16</text:p>
          </table:table-cell>
          <table:table-cell table:formula="of:=[.L133]*[.M133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3]+1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4]*[.D134])/8)" office:value-type="float" office:value="4560" calcext:value-type="float">
            <text:p>4560</text:p>
          </table:table-cell>
          <table:table-cell office:value-type="string" calcext:value-type="string">
            <text:p>YES</text:p>
          </table:table-cell>
          <table:table-cell/>
          <table:table-cell table:formula="of:=FLOOR([.C134]/8; 1)" office:value-type="float" office:value="40" calcext:value-type="float">
            <text:p>40</text:p>
          </table:table-cell>
          <table:table-cell table:formula="of:=FLOOR([.D134]/8;1)" office:value-type="float" office:value="14" calcext:value-type="float">
            <text:p>14</text:p>
          </table:table-cell>
          <table:table-cell table:formula="of:=[.L134]*[.M134]*2" office:value-type="float" office:value="1120" calcext:value-type="float">
            <text:p>11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4]+1"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5]*[.D135])/8)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/>
          <table:table-cell table:formula="of:=FLOOR([.C135]/8; 1)" office:value-type="float" office:value="40" calcext:value-type="float">
            <text:p>40</text:p>
          </table:table-cell>
          <table:table-cell table:formula="of:=FLOOR([.D135]/8;1)" office:value-type="float" office:value="12" calcext:value-type="float">
            <text:p>12</text:p>
          </table:table-cell>
          <table:table-cell table:formula="of:=[.L135]*[.M135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5]+1"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36]*[.D136])/8)" office:value-type="float" office:value="25600" calcext:value-type="float">
            <text:p>256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36]/8; 1)" office:value-type="float" office:value="32" calcext:value-type="float">
            <text:p>32</text:p>
          </table:table-cell>
          <table:table-cell table:formula="of:=FLOOR([.D136]/8;1)" office:value-type="float" office:value="100" calcext:value-type="float">
            <text:p>100</text:p>
          </table:table-cell>
          <table:table-cell table:formula="of:=[.L136]*[.M136]*2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6]+1"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37]*[.D137])/8)" office:value-type="float" office:value="12800" calcext:value-type="float">
            <text:p>128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37]/8; 1)" office:value-type="float" office:value="32" calcext:value-type="float">
            <text:p>32</text:p>
          </table:table-cell>
          <table:table-cell table:formula="of:=FLOOR([.D137]/8;1)" office:value-type="float" office:value="50" calcext:value-type="float">
            <text:p>50</text:p>
          </table:table-cell>
          <table:table-cell table:formula="of:=[.L137]*[.M137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7]+1"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38]*[.D138])/8)" office:value-type="float" office:value="8512" calcext:value-type="float">
            <text:p>8512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38]/8; 1)" office:value-type="float" office:value="32" calcext:value-type="float">
            <text:p>32</text:p>
          </table:table-cell>
          <table:table-cell table:formula="of:=FLOOR([.D138]/8;1)" office:value-type="float" office:value="33" calcext:value-type="float">
            <text:p>33</text:p>
          </table:table-cell>
          <table:table-cell table:formula="of:=[.L138]*[.M138]*2" office:value-type="float" office:value="2112" calcext:value-type="float">
            <text:p>211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8]+1"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9]*[.D139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/>
          <table:table-cell table:formula="of:=FLOOR([.C139]/8; 1)" office:value-type="float" office:value="32" calcext:value-type="float">
            <text:p>32</text:p>
          </table:table-cell>
          <table:table-cell table:formula="of:=FLOOR([.D139]/8;1)" office:value-type="float" office:value="25" calcext:value-type="float">
            <text:p>25</text:p>
          </table:table-cell>
          <table:table-cell table:formula="of:=[.L139]*[.M139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9]+1"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0]*[.D140])/8)" office:value-type="float" office:value="5120" calcext:value-type="float">
            <text:p>5120</text:p>
          </table:table-cell>
          <table:table-cell office:value-type="string" calcext:value-type="string">
            <text:p>YES</text:p>
          </table:table-cell>
          <table:table-cell/>
          <table:table-cell table:formula="of:=FLOOR([.C140]/8; 1)" office:value-type="float" office:value="32" calcext:value-type="float">
            <text:p>32</text:p>
          </table:table-cell>
          <table:table-cell table:formula="of:=FLOOR([.D140]/8;1)" office:value-type="float" office:value="20" calcext:value-type="float">
            <text:p>20</text:p>
          </table:table-cell>
          <table:table-cell table:formula="of:=[.L140]*[.M140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 table:style-name="ce20"/>
        </table:table-row>
        <table:table-row table:style-name="ro1">
          <table:table-cell table:formula="of:=[.A140]+1"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1]*[.D141])/8)" office:value-type="float" office:value="4256" calcext:value-type="float">
            <text:p>4256</text:p>
          </table:table-cell>
          <table:table-cell office:value-type="string" calcext:value-type="string">
            <text:p>YES</text:p>
          </table:table-cell>
          <table:table-cell/>
          <table:table-cell table:formula="of:=FLOOR([.C141]/8; 1)" office:value-type="float" office:value="32" calcext:value-type="float">
            <text:p>32</text:p>
          </table:table-cell>
          <table:table-cell table:formula="of:=FLOOR([.D141]/8;1)" office:value-type="float" office:value="16" calcext:value-type="float">
            <text:p>16</text:p>
          </table:table-cell>
          <table:table-cell table:formula="of:=[.L141]*[.M141]*2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141]+1"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2]*[.D142])/8)" office:value-type="float" office:value="3648" calcext:value-type="float">
            <text:p>3648</text:p>
          </table:table-cell>
          <table:table-cell office:value-type="string" calcext:value-type="string">
            <text:p>YES</text:p>
          </table:table-cell>
          <table:table-cell/>
          <table:table-cell table:formula="of:=FLOOR([.C142]/8; 1)" office:value-type="float" office:value="32" calcext:value-type="float">
            <text:p>32</text:p>
          </table:table-cell>
          <table:table-cell table:formula="of:=FLOOR([.D142]/8;1)" office:value-type="float" office:value="14" calcext:value-type="float">
            <text:p>14</text:p>
          </table:table-cell>
          <table:table-cell table:formula="of:=[.L142]*[.M142]*2" office:value-type="float" office:value="896" calcext:value-type="float">
            <text:p>896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142]+1"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3]*[.D143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  <table:table-cell table:formula="of:=FLOOR([.C143]/8; 1)" office:value-type="float" office:value="32" calcext:value-type="float">
            <text:p>32</text:p>
          </table:table-cell>
          <table:table-cell table:formula="of:=FLOOR([.D143]/8;1)" office:value-type="float" office:value="12" calcext:value-type="float">
            <text:p>12</text:p>
          </table:table-cell>
          <table:table-cell table:formula="of:=[.L143]*[.M143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143]+1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44]*[.D144])/8)" office:value-type="float" office:value="16000" calcext:value-type="float">
            <text:p>16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44]/8; 1)" office:value-type="float" office:value="20" calcext:value-type="float">
            <text:p>20</text:p>
          </table:table-cell>
          <table:table-cell table:formula="of:=FLOOR([.D144]/8;1)" office:value-type="float" office:value="100" calcext:value-type="float">
            <text:p>100</text:p>
          </table:table-cell>
          <table:table-cell table:formula="of:=[.L144]*[.M144]*2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144]+1"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45]*[.D145])/8)" office:value-type="float" office:value="8000" calcext:value-type="float">
            <text:p>8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45]/8; 1)" office:value-type="float" office:value="20" calcext:value-type="float">
            <text:p>20</text:p>
          </table:table-cell>
          <table:table-cell table:formula="of:=FLOOR([.D145]/8;1)" office:value-type="float" office:value="50" calcext:value-type="float">
            <text:p>50</text:p>
          </table:table-cell>
          <table:table-cell table:formula="of:=[.L145]*[.M145]*2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145]+1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266" calcext:value-type="float">
            <text:p>26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46]*[.D146])/8)" office:value-type="float" office:value="5320" calcext:value-type="float">
            <text:p>532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46]/8; 1)" office:value-type="float" office:value="20" calcext:value-type="float">
            <text:p>20</text:p>
          </table:table-cell>
          <table:table-cell table:formula="of:=FLOOR([.D146]/8;1)" office:value-type="float" office:value="33" calcext:value-type="float">
            <text:p>33</text:p>
          </table:table-cell>
          <table:table-cell table:formula="of:=[.L146]*[.M146]*2" office:value-type="float" office:value="1320" calcext:value-type="float">
            <text:p>13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6]+1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7]*[.D147])/8)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/>
          <table:table-cell table:formula="of:=FLOOR([.C147]/8; 1)" office:value-type="float" office:value="20" calcext:value-type="float">
            <text:p>20</text:p>
          </table:table-cell>
          <table:table-cell table:formula="of:=FLOOR([.D147]/8;1)" office:value-type="float" office:value="25" calcext:value-type="float">
            <text:p>25</text:p>
          </table:table-cell>
          <table:table-cell table:formula="of:=[.L147]*[.M147]*2"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7]+1"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8]*[.D148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  <table:table-cell table:formula="of:=FLOOR([.C148]/8; 1)" office:value-type="float" office:value="20" calcext:value-type="float">
            <text:p>20</text:p>
          </table:table-cell>
          <table:table-cell table:formula="of:=FLOOR([.D148]/8;1)" office:value-type="float" office:value="20" calcext:value-type="float">
            <text:p>20</text:p>
          </table:table-cell>
          <table:table-cell table:formula="of:=[.L148]*[.M148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8]+1"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9]*[.D149])/8)" office:value-type="float" office:value="2660" calcext:value-type="float">
            <text:p>2660</text:p>
          </table:table-cell>
          <table:table-cell office:value-type="string" calcext:value-type="string">
            <text:p>YES</text:p>
          </table:table-cell>
          <table:table-cell/>
          <table:table-cell table:formula="of:=FLOOR([.C149]/8; 1)" office:value-type="float" office:value="20" calcext:value-type="float">
            <text:p>20</text:p>
          </table:table-cell>
          <table:table-cell table:formula="of:=FLOOR([.D149]/8;1)" office:value-type="float" office:value="16" calcext:value-type="float">
            <text:p>16</text:p>
          </table:table-cell>
          <table:table-cell table:formula="of:=[.L149]*[.M149]*2" office:value-type="float" office:value="640" calcext:value-type="float">
            <text:p>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9]+1"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50]*[.D150])/8)" office:value-type="float" office:value="2280" calcext:value-type="float">
            <text:p>2280</text:p>
          </table:table-cell>
          <table:table-cell office:value-type="string" calcext:value-type="string">
            <text:p>YES</text:p>
          </table:table-cell>
          <table:table-cell/>
          <table:table-cell table:formula="of:=FLOOR([.C150]/8; 1)" office:value-type="float" office:value="20" calcext:value-type="float">
            <text:p>20</text:p>
          </table:table-cell>
          <table:table-cell table:formula="of:=FLOOR([.D150]/8;1)" office:value-type="float" office:value="14" calcext:value-type="float">
            <text:p>14</text:p>
          </table:table-cell>
          <table:table-cell table:formula="of:=[.L150]*[.M150]*2" office:value-type="float" office:value="560" calcext:value-type="float">
            <text:p>5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0]+1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51]*[.D151])/8)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/>
          <table:table-cell table:formula="of:=FLOOR([.C151]/8; 1)" office:value-type="float" office:value="20" calcext:value-type="float">
            <text:p>20</text:p>
          </table:table-cell>
          <table:table-cell table:formula="of:=FLOOR([.D151]/8;1)" office:value-type="float" office:value="12" calcext:value-type="float">
            <text:p>12</text:p>
          </table:table-cell>
          <table:table-cell table:formula="of:=[.L151]*[.M151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10" table:number-columns-repeated="8"/>
          <table:table-cell/>
          <table:table-cell table:style-name="ce10"/>
          <table:table-cell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4]*[.D154])/8)" office:value-type="float" office:value="57600" calcext:value-type="float">
            <text:p>576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54]/8; 1)" office:value-type="float" office:value="80" calcext:value-type="float">
            <text:p>80</text:p>
          </table:table-cell>
          <table:table-cell table:formula="of:=FLOOR([.D154]/8;1)" office:value-type="float" office:value="90" calcext:value-type="float">
            <text:p>90</text:p>
          </table:table-cell>
          <table:table-cell table:style-name="ce25" table:formula="of:=[.L154]*[.M154]*2" office:value-type="float" office:value="14400" calcext:value-type="float">
            <text:p>144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54]+1"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5]*[.D155])/8)" office:value-type="float" office:value="28800" calcext:value-type="float">
            <text:p>288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55]/8; 1)" office:value-type="float" office:value="80" calcext:value-type="float">
            <text:p>80</text:p>
          </table:table-cell>
          <table:table-cell table:formula="of:=FLOOR([.D155]/8;1)" office:value-type="float" office:value="45" calcext:value-type="float">
            <text:p>45</text:p>
          </table:table-cell>
          <table:table-cell table:formula="of:=[.L155]*[.M155]*2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5]+1"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6]*[.D156])/8)" office:value-type="float" office:value="19200" calcext:value-type="float">
            <text:p>192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56]/8; 1)" office:value-type="float" office:value="80" calcext:value-type="float">
            <text:p>80</text:p>
          </table:table-cell>
          <table:table-cell table:formula="of:=FLOOR([.D156]/8;1)" office:value-type="float" office:value="30" calcext:value-type="float">
            <text:p>30</text:p>
          </table:table-cell>
          <table:table-cell table:formula="of:=[.L156]*[.M156]*2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6]+1"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7]*[.D157])/8)" office:value-type="float" office:value="14400" calcext:value-type="float">
            <text:p>144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57]/8; 1)" office:value-type="float" office:value="80" calcext:value-type="float">
            <text:p>80</text:p>
          </table:table-cell>
          <table:table-cell table:formula="of:=FLOOR([.D157]/8;1)" office:value-type="float" office:value="22" calcext:value-type="float">
            <text:p>22</text:p>
          </table:table-cell>
          <table:table-cell table:formula="of:=[.L157]*[.M157]*2" office:value-type="float" office:value="3520" calcext:value-type="float">
            <text:p>35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7]+1"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8]*[.D158])/8)" office:value-type="float" office:value="11520" calcext:value-type="float">
            <text:p>1152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58]/8; 1)" office:value-type="float" office:value="80" calcext:value-type="float">
            <text:p>80</text:p>
          </table:table-cell>
          <table:table-cell table:formula="of:=FLOOR([.D158]/8;1)" office:value-type="float" office:value="18" calcext:value-type="float">
            <text:p>18</text:p>
          </table:table-cell>
          <table:table-cell table:formula="of:=[.L158]*[.M158]*2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8]+1"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9]*[.D159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59]/8; 1)" office:value-type="float" office:value="80" calcext:value-type="float">
            <text:p>80</text:p>
          </table:table-cell>
          <table:table-cell table:formula="of:=FLOOR([.D159]/8;1)" office:value-type="float" office:value="15" calcext:value-type="float">
            <text:p>15</text:p>
          </table:table-cell>
          <table:table-cell table:formula="of:=[.L159]*[.M159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9]+1"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0]*[.D160])/8)" office:value-type="float" office:value="8160" calcext:value-type="float">
            <text:p>8160</text:p>
          </table:table-cell>
          <table:table-cell office:value-type="string" calcext:value-type="string">
            <text:p>YES</text:p>
          </table:table-cell>
          <table:table-cell/>
          <table:table-cell table:formula="of:=FLOOR([.C160]/8; 1)" office:value-type="float" office:value="80" calcext:value-type="float">
            <text:p>80</text:p>
          </table:table-cell>
          <table:table-cell table:formula="of:=FLOOR([.D160]/8;1)" office:value-type="float" office:value="12" calcext:value-type="float">
            <text:p>12</text:p>
          </table:table-cell>
          <table:table-cell table:formula="of:=[.L160]*[.M160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0]+1"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1]*[.D161])/8)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/>
          <table:table-cell table:formula="of:=FLOOR([.C161]/8; 1)" office:value-type="float" office:value="80" calcext:value-type="float">
            <text:p>80</text:p>
          </table:table-cell>
          <table:table-cell table:formula="of:=FLOOR([.D161]/8;1)" office:value-type="float" office:value="11" calcext:value-type="float">
            <text:p>11</text:p>
          </table:table-cell>
          <table:table-cell table:formula="of:=[.L161]*[.M161]*2" office:value-type="float" office:value="1760" calcext:value-type="float">
            <text:p>1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1]+1"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62]*[.D162])/8)" office:value-type="float" office:value="28800" calcext:value-type="float">
            <text:p>288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62]/8; 1)" office:value-type="float" office:value="40" calcext:value-type="float">
            <text:p>40</text:p>
          </table:table-cell>
          <table:table-cell table:formula="of:=FLOOR([.D162]/8;1)" office:value-type="float" office:value="90" calcext:value-type="float">
            <text:p>90</text:p>
          </table:table-cell>
          <table:table-cell table:formula="of:=[.L162]*[.M162]*2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2]+1"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63]*[.D163])/8)" office:value-type="float" office:value="14400" calcext:value-type="float">
            <text:p>144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63]/8; 1)" office:value-type="float" office:value="40" calcext:value-type="float">
            <text:p>40</text:p>
          </table:table-cell>
          <table:table-cell table:formula="of:=FLOOR([.D163]/8;1)" office:value-type="float" office:value="45" calcext:value-type="float">
            <text:p>45</text:p>
          </table:table-cell>
          <table:table-cell table:formula="of:=[.L163]*[.M163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3]+1"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64]*[.D164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64]/8; 1)" office:value-type="float" office:value="40" calcext:value-type="float">
            <text:p>40</text:p>
          </table:table-cell>
          <table:table-cell table:formula="of:=FLOOR([.D164]/8;1)" office:value-type="float" office:value="30" calcext:value-type="float">
            <text:p>30</text:p>
          </table:table-cell>
          <table:table-cell table:formula="of:=[.L164]*[.M164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4]+1"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5]*[.D165])/8)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/>
          <table:table-cell table:formula="of:=FLOOR([.C165]/8; 1)" office:value-type="float" office:value="40" calcext:value-type="float">
            <text:p>40</text:p>
          </table:table-cell>
          <table:table-cell table:formula="of:=FLOOR([.D165]/8;1)" office:value-type="float" office:value="22" calcext:value-type="float">
            <text:p>22</text:p>
          </table:table-cell>
          <table:table-cell table:formula="of:=[.L165]*[.M165]*2" office:value-type="float" office:value="1760" calcext:value-type="float">
            <text:p>1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5]+1"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6]*[.D166])/8)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/>
          <table:table-cell table:formula="of:=FLOOR([.C166]/8; 1)" office:value-type="float" office:value="40" calcext:value-type="float">
            <text:p>40</text:p>
          </table:table-cell>
          <table:table-cell table:formula="of:=FLOOR([.D166]/8;1)" office:value-type="float" office:value="18" calcext:value-type="float">
            <text:p>18</text:p>
          </table:table-cell>
          <table:table-cell table:formula="of:=[.L166]*[.M166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6]+1"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7]*[.D167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  <table:table-cell table:formula="of:=FLOOR([.C167]/8; 1)" office:value-type="float" office:value="40" calcext:value-type="float">
            <text:p>40</text:p>
          </table:table-cell>
          <table:table-cell table:formula="of:=FLOOR([.D167]/8;1)" office:value-type="float" office:value="15" calcext:value-type="float">
            <text:p>15</text:p>
          </table:table-cell>
          <table:table-cell table:formula="of:=[.L167]*[.M167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7]+1"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8]*[.D168])/8)" office:value-type="float" office:value="4080" calcext:value-type="float">
            <text:p>4080</text:p>
          </table:table-cell>
          <table:table-cell office:value-type="string" calcext:value-type="string">
            <text:p>YES</text:p>
          </table:table-cell>
          <table:table-cell/>
          <table:table-cell table:formula="of:=FLOOR([.C168]/8; 1)" office:value-type="float" office:value="40" calcext:value-type="float">
            <text:p>40</text:p>
          </table:table-cell>
          <table:table-cell table:formula="of:=FLOOR([.D168]/8;1)" office:value-type="float" office:value="12" calcext:value-type="float">
            <text:p>12</text:p>
          </table:table-cell>
          <table:table-cell table:formula="of:=[.L168]*[.M168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8]+1"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9]*[.D169])/8)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  <table:table-cell table:formula="of:=FLOOR([.C169]/8; 1)" office:value-type="float" office:value="40" calcext:value-type="float">
            <text:p>40</text:p>
          </table:table-cell>
          <table:table-cell table:formula="of:=FLOOR([.D169]/8;1)" office:value-type="float" office:value="11" calcext:value-type="float">
            <text:p>11</text:p>
          </table:table-cell>
          <table:table-cell table:formula="of:=[.L169]*[.M169]*2" office:value-type="float" office:value="880" calcext:value-type="float">
            <text:p>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9]+1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720" calcext:value-type="float">
            <text:p>72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70]*[.D170])/8)" office:value-type="float" office:value="23040" calcext:value-type="float">
            <text:p>2304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70]/8; 1)" office:value-type="float" office:value="32" calcext:value-type="float">
            <text:p>32</text:p>
          </table:table-cell>
          <table:table-cell table:formula="of:=FLOOR([.D170]/8;1)" office:value-type="float" office:value="90" calcext:value-type="float">
            <text:p>90</text:p>
          </table:table-cell>
          <table:table-cell table:formula="of:=[.L170]*[.M170]*2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0]+1"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360" calcext:value-type="float">
            <text:p>36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71]*[.D171])/8)" office:value-type="float" office:value="11520" calcext:value-type="float">
            <text:p>1152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71]/8; 1)" office:value-type="float" office:value="32" calcext:value-type="float">
            <text:p>32</text:p>
          </table:table-cell>
          <table:table-cell table:formula="of:=FLOOR([.D171]/8;1)" office:value-type="float" office:value="45" calcext:value-type="float">
            <text:p>45</text:p>
          </table:table-cell>
          <table:table-cell table:formula="of:=[.L171]*[.M171]*2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1]+1"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40" calcext:value-type="float">
            <text:p>24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2]*[.D172])/8)" office:value-type="float" office:value="7680" calcext:value-type="float">
            <text:p>7680</text:p>
          </table:table-cell>
          <table:table-cell office:value-type="string" calcext:value-type="string">
            <text:p>YES</text:p>
          </table:table-cell>
          <table:table-cell/>
          <table:table-cell table:formula="of:=FLOOR([.C172]/8; 1)" office:value-type="float" office:value="32" calcext:value-type="float">
            <text:p>32</text:p>
          </table:table-cell>
          <table:table-cell table:formula="of:=FLOOR([.D172]/8;1)" office:value-type="float" office:value="30" calcext:value-type="float">
            <text:p>30</text:p>
          </table:table-cell>
          <table:table-cell table:formula="of:=[.L172]*[.M172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2]+1"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80" calcext:value-type="float">
            <text:p>18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3]*[.D173])/8)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/>
          <table:table-cell table:formula="of:=FLOOR([.C173]/8; 1)" office:value-type="float" office:value="32" calcext:value-type="float">
            <text:p>32</text:p>
          </table:table-cell>
          <table:table-cell table:formula="of:=FLOOR([.D173]/8;1)" office:value-type="float" office:value="22" calcext:value-type="float">
            <text:p>22</text:p>
          </table:table-cell>
          <table:table-cell table:formula="of:=[.L173]*[.M173]*2" office:value-type="float" office:value="1408" calcext:value-type="float">
            <text:p>14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3]+1"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44" calcext:value-type="float">
            <text:p>144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4]*[.D174])/8)" office:value-type="float" office:value="4608" calcext:value-type="float">
            <text:p>4608</text:p>
          </table:table-cell>
          <table:table-cell office:value-type="string" calcext:value-type="string">
            <text:p>YES</text:p>
          </table:table-cell>
          <table:table-cell/>
          <table:table-cell table:formula="of:=FLOOR([.C174]/8; 1)" office:value-type="float" office:value="32" calcext:value-type="float">
            <text:p>32</text:p>
          </table:table-cell>
          <table:table-cell table:formula="of:=FLOOR([.D174]/8;1)" office:value-type="float" office:value="18" calcext:value-type="float">
            <text:p>18</text:p>
          </table:table-cell>
          <table:table-cell table:formula="of:=[.L174]*[.M174]*2" office:value-type="float" office:value="1152" calcext:value-type="float">
            <text:p>115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4]+1"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5]*[.D175])/8)" office:value-type="float" office:value="3840" calcext:value-type="float">
            <text:p>3840</text:p>
          </table:table-cell>
          <table:table-cell office:value-type="string" calcext:value-type="string">
            <text:p>YES</text:p>
          </table:table-cell>
          <table:table-cell/>
          <table:table-cell table:formula="of:=FLOOR([.C175]/8; 1)" office:value-type="float" office:value="32" calcext:value-type="float">
            <text:p>32</text:p>
          </table:table-cell>
          <table:table-cell table:formula="of:=FLOOR([.D175]/8;1)" office:value-type="float" office:value="15" calcext:value-type="float">
            <text:p>15</text:p>
          </table:table-cell>
          <table:table-cell table:formula="of:=[.L175]*[.M175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5]+1"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02" calcext:value-type="float">
            <text:p>102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6]*[.D176])/8)" office:value-type="float" office:value="3264" calcext:value-type="float">
            <text:p>3264</text:p>
          </table:table-cell>
          <table:table-cell office:value-type="string" calcext:value-type="string">
            <text:p>YES</text:p>
          </table:table-cell>
          <table:table-cell/>
          <table:table-cell table:formula="of:=FLOOR([.C176]/8; 1)" office:value-type="float" office:value="32" calcext:value-type="float">
            <text:p>32</text:p>
          </table:table-cell>
          <table:table-cell table:formula="of:=FLOOR([.D176]/8;1)" office:value-type="float" office:value="12" calcext:value-type="float">
            <text:p>12</text:p>
          </table:table-cell>
          <table:table-cell table:formula="of:=[.L176]*[.M176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6]+1"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7]*[.D177])/8)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/>
          <table:table-cell table:formula="of:=FLOOR([.C177]/8; 1)" office:value-type="float" office:value="32" calcext:value-type="float">
            <text:p>32</text:p>
          </table:table-cell>
          <table:table-cell table:formula="of:=FLOOR([.D177]/8;1)" office:value-type="float" office:value="11" calcext:value-type="float">
            <text:p>11</text:p>
          </table:table-cell>
          <table:table-cell table:formula="of:=[.L177]*[.M177]*2" office:value-type="float" office:value="704" calcext:value-type="float">
            <text:p>70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7]+1"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720" calcext:value-type="float">
            <text:p>72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78]*[.D178])/8)" office:value-type="float" office:value="14400" calcext:value-type="float">
            <text:p>144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78]/8; 1)" office:value-type="float" office:value="20" calcext:value-type="float">
            <text:p>20</text:p>
          </table:table-cell>
          <table:table-cell table:formula="of:=FLOOR([.D178]/8;1)" office:value-type="float" office:value="90" calcext:value-type="float">
            <text:p>90</text:p>
          </table:table-cell>
          <table:table-cell table:formula="of:=[.L178]*[.M178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8]+1"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360" calcext:value-type="float">
            <text:p>36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79]*[.D179])/8)" office:value-type="float" office:value="7200" calcext:value-type="float">
            <text:p>72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79]/8; 1)" office:value-type="float" office:value="20" calcext:value-type="float">
            <text:p>20</text:p>
          </table:table-cell>
          <table:table-cell table:formula="of:=FLOOR([.D179]/8;1)" office:value-type="float" office:value="45" calcext:value-type="float">
            <text:p>45</text:p>
          </table:table-cell>
          <table:table-cell table:formula="of:=[.L179]*[.M179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9]+1"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0]*[.D180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  <table:table-cell table:formula="of:=FLOOR([.C180]/8; 1)" office:value-type="float" office:value="20" calcext:value-type="float">
            <text:p>20</text:p>
          </table:table-cell>
          <table:table-cell table:formula="of:=FLOOR([.D180]/8;1)" office:value-type="float" office:value="30" calcext:value-type="float">
            <text:p>30</text:p>
          </table:table-cell>
          <table:table-cell table:formula="of:=[.L180]*[.M180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0]+1"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1]*[.D181])/8)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  <table:table-cell table:formula="of:=FLOOR([.C181]/8; 1)" office:value-type="float" office:value="20" calcext:value-type="float">
            <text:p>20</text:p>
          </table:table-cell>
          <table:table-cell table:formula="of:=FLOOR([.D181]/8;1)" office:value-type="float" office:value="22" calcext:value-type="float">
            <text:p>22</text:p>
          </table:table-cell>
          <table:table-cell table:formula="of:=[.L181]*[.M181]*2" office:value-type="float" office:value="880" calcext:value-type="float">
            <text:p>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1]+1"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2]*[.D182])/8)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/>
          <table:table-cell table:formula="of:=FLOOR([.C182]/8; 1)" office:value-type="float" office:value="20" calcext:value-type="float">
            <text:p>20</text:p>
          </table:table-cell>
          <table:table-cell table:formula="of:=FLOOR([.D182]/8;1)" office:value-type="float" office:value="18" calcext:value-type="float">
            <text:p>18</text:p>
          </table:table-cell>
          <table:table-cell table:formula="of:=[.L182]*[.M182]*2" office:value-type="float" office:value="720" calcext:value-type="float">
            <text:p>7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2]+1"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3]*[.D183])/8)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  <table:table-cell table:formula="of:=FLOOR([.C183]/8; 1)" office:value-type="float" office:value="20" calcext:value-type="float">
            <text:p>20</text:p>
          </table:table-cell>
          <table:table-cell table:formula="of:=FLOOR([.D183]/8;1)" office:value-type="float" office:value="15" calcext:value-type="float">
            <text:p>15</text:p>
          </table:table-cell>
          <table:table-cell table:formula="of:=[.L183]*[.M183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3]+1"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02" calcext:value-type="float">
            <text:p>102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4]*[.D184])/8)" office:value-type="float" office:value="2040" calcext:value-type="float">
            <text:p>2040</text:p>
          </table:table-cell>
          <table:table-cell office:value-type="string" calcext:value-type="string">
            <text:p>YES</text:p>
          </table:table-cell>
          <table:table-cell/>
          <table:table-cell table:formula="of:=FLOOR([.C184]/8; 1)" office:value-type="float" office:value="20" calcext:value-type="float">
            <text:p>20</text:p>
          </table:table-cell>
          <table:table-cell table:formula="of:=FLOOR([.D184]/8;1)" office:value-type="float" office:value="12" calcext:value-type="float">
            <text:p>12</text:p>
          </table:table-cell>
          <table:table-cell table:formula="of:=[.L184]*[.M184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4]+1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5]*[.D185])/8)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  <table:table-cell table:formula="of:=FLOOR([.C185]/8; 1)" office:value-type="float" office:value="20" calcext:value-type="float">
            <text:p>20</text:p>
          </table:table-cell>
          <table:table-cell table:formula="of:=FLOOR([.D185]/8;1)" office:value-type="float" office:value="11" calcext:value-type="float">
            <text:p>11</text:p>
          </table:table-cell>
          <table:table-cell table:formula="of:=[.L185]*[.M185]*2" office:value-type="float" office:value="440" calcext:value-type="float">
            <text:p>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88]*[.D188])/8)" office:value-type="float" office:value="49152" calcext:value-type="float">
            <text:p>49152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88]/8; 1)" office:value-type="float" office:value="64" calcext:value-type="float">
            <text:p>64</text:p>
          </table:table-cell>
          <table:table-cell table:formula="of:=FLOOR([.D188]/8;1)" office:value-type="float" office:value="96" calcext:value-type="float">
            <text:p>96</text:p>
          </table:table-cell>
          <table:table-cell table:style-name="ce25" table:formula="of:=[.L188]*[.M188]*2" office:value-type="float" office:value="12288" calcext:value-type="float">
            <text:p>12288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88]+1"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89]*[.D189])/8)" office:value-type="float" office:value="24576" calcext:value-type="float">
            <text:p>24576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89]/8; 1)" office:value-type="float" office:value="64" calcext:value-type="float">
            <text:p>64</text:p>
          </table:table-cell>
          <table:table-cell table:formula="of:=FLOOR([.D189]/8;1)" office:value-type="float" office:value="48" calcext:value-type="float">
            <text:p>48</text:p>
          </table:table-cell>
          <table:table-cell table:formula="of:=[.L189]*[.M189]*2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9]+1"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0]*[.D190])/8)" office:value-type="float" office:value="16384" calcext:value-type="float">
            <text:p>16384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90]/8; 1)" office:value-type="float" office:value="64" calcext:value-type="float">
            <text:p>64</text:p>
          </table:table-cell>
          <table:table-cell table:formula="of:=FLOOR([.D190]/8;1)" office:value-type="float" office:value="32" calcext:value-type="float">
            <text:p>32</text:p>
          </table:table-cell>
          <table:table-cell table:formula="of:=[.L190]*[.M190]*2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0]+1"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1]*[.D191])/8)" office:value-type="float" office:value="12288" calcext:value-type="float">
            <text:p>12288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91]/8; 1)" office:value-type="float" office:value="64" calcext:value-type="float">
            <text:p>64</text:p>
          </table:table-cell>
          <table:table-cell table:formula="of:=FLOOR([.D191]/8;1)" office:value-type="float" office:value="24" calcext:value-type="float">
            <text:p>24</text:p>
          </table:table-cell>
          <table:table-cell table:formula="of:=[.L191]*[.M191]*2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1]+1"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2]*[.D192])/8)" office:value-type="float" office:value="9792" calcext:value-type="float">
            <text:p>9792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92]/8; 1)" office:value-type="float" office:value="64" calcext:value-type="float">
            <text:p>64</text:p>
          </table:table-cell>
          <table:table-cell table:formula="of:=FLOOR([.D192]/8;1)" office:value-type="float" office:value="19" calcext:value-type="float">
            <text:p>19</text:p>
          </table:table-cell>
          <table:table-cell table:formula="of:=[.L192]*[.M192]*2" office:value-type="float" office:value="2432" calcext:value-type="float">
            <text:p>24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2]+1"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193]*[.D193])/8)" office:value-type="float" office:value="8192" calcext:value-type="float">
            <text:p>8192</text:p>
          </table:table-cell>
          <table:table-cell office:value-type="string" calcext:value-type="string">
            <text:p>YES</text:p>
          </table:table-cell>
          <table:table-cell/>
          <table:table-cell table:formula="of:=FLOOR([.C193]/8; 1)" office:value-type="float" office:value="64" calcext:value-type="float">
            <text:p>64</text:p>
          </table:table-cell>
          <table:table-cell table:formula="of:=FLOOR([.D193]/8;1)" office:value-type="float" office:value="16" calcext:value-type="float">
            <text:p>16</text:p>
          </table:table-cell>
          <table:table-cell table:formula="of:=[.L193]*[.M193]*2"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3]+1"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194]*[.D194])/8)" office:value-type="float" office:value="6976" calcext:value-type="float">
            <text:p>6976</text:p>
          </table:table-cell>
          <table:table-cell office:value-type="string" calcext:value-type="string">
            <text:p>YES</text:p>
          </table:table-cell>
          <table:table-cell/>
          <table:table-cell table:formula="of:=FLOOR([.C194]/8; 1)" office:value-type="float" office:value="64" calcext:value-type="float">
            <text:p>64</text:p>
          </table:table-cell>
          <table:table-cell table:formula="of:=FLOOR([.D194]/8;1)" office:value-type="float" office:value="13" calcext:value-type="float">
            <text:p>13</text:p>
          </table:table-cell>
          <table:table-cell table:formula="of:=[.L194]*[.M194]*2" office:value-type="float" office:value="1664" calcext:value-type="float">
            <text:p>16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4]+1"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195]*[.D195])/8)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/>
          <table:table-cell table:formula="of:=FLOOR([.C195]/8; 1)" office:value-type="float" office:value="64" calcext:value-type="float">
            <text:p>64</text:p>
          </table:table-cell>
          <table:table-cell table:formula="of:=FLOOR([.D195]/8;1)" office:value-type="float" office:value="12" calcext:value-type="float">
            <text:p>12</text:p>
          </table:table-cell>
          <table:table-cell table:formula="of:=[.L195]*[.M195]*2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5]+1"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6]*[.D196])/8)" office:value-type="float" office:value="32736" calcext:value-type="float">
            <text:p>32736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96]/8; 1)" office:value-type="float" office:value="42" calcext:value-type="float">
            <text:p>42</text:p>
          </table:table-cell>
          <table:table-cell table:formula="of:=FLOOR([.D196]/8;1)" office:value-type="float" office:value="96" calcext:value-type="float">
            <text:p>96</text:p>
          </table:table-cell>
          <table:table-cell table:formula="of:=[.L196]*[.M196]*2" office:value-type="float" office:value="8064" calcext:value-type="float">
            <text:p>80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6]+1"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7]*[.D197])/8)" office:value-type="float" office:value="16368" calcext:value-type="float">
            <text:p>16368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97]/8; 1)" office:value-type="float" office:value="42" calcext:value-type="float">
            <text:p>42</text:p>
          </table:table-cell>
          <table:table-cell table:formula="of:=FLOOR([.D197]/8;1)" office:value-type="float" office:value="48" calcext:value-type="float">
            <text:p>48</text:p>
          </table:table-cell>
          <table:table-cell table:formula="of:=[.L197]*[.M197]*2" office:value-type="float" office:value="4032" calcext:value-type="float">
            <text:p>40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7]+1"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8]*[.D198])/8)" office:value-type="float" office:value="10912" calcext:value-type="float">
            <text:p>10912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98]/8; 1)" office:value-type="float" office:value="42" calcext:value-type="float">
            <text:p>42</text:p>
          </table:table-cell>
          <table:table-cell table:formula="of:=FLOOR([.D198]/8;1)" office:value-type="float" office:value="32" calcext:value-type="float">
            <text:p>32</text:p>
          </table:table-cell>
          <table:table-cell table:formula="of:=[.L198]*[.M198]*2" office:value-type="float" office:value="2688" calcext:value-type="float">
            <text:p>268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8]+1"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199]*[.D199])/8)" office:value-type="float" office:value="8184" calcext:value-type="float">
            <text:p>8184</text:p>
          </table:table-cell>
          <table:table-cell office:value-type="string" calcext:value-type="string">
            <text:p>YES</text:p>
          </table:table-cell>
          <table:table-cell/>
          <table:table-cell table:formula="of:=FLOOR([.C199]/8; 1)" office:value-type="float" office:value="42" calcext:value-type="float">
            <text:p>42</text:p>
          </table:table-cell>
          <table:table-cell table:formula="of:=FLOOR([.D199]/8;1)" office:value-type="float" office:value="24" calcext:value-type="float">
            <text:p>24</text:p>
          </table:table-cell>
          <table:table-cell table:formula="of:=[.L199]*[.M199]*2"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9]+1"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0]*[.D200])/8)" office:value-type="float" office:value="6521" calcext:value-type="float">
            <text:p>6521</text:p>
          </table:table-cell>
          <table:table-cell office:value-type="string" calcext:value-type="string">
            <text:p>YES</text:p>
          </table:table-cell>
          <table:table-cell/>
          <table:table-cell table:formula="of:=FLOOR([.C200]/8; 1)" office:value-type="float" office:value="42" calcext:value-type="float">
            <text:p>42</text:p>
          </table:table-cell>
          <table:table-cell table:formula="of:=FLOOR([.D200]/8;1)" office:value-type="float" office:value="19" calcext:value-type="float">
            <text:p>19</text:p>
          </table:table-cell>
          <table:table-cell table:formula="of:=[.L200]*[.M200]*2" office:value-type="float" office:value="1596" calcext:value-type="float">
            <text:p>159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0]+1"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1]*[.D201])/8)" office:value-type="float" office:value="5456" calcext:value-type="float">
            <text:p>5456</text:p>
          </table:table-cell>
          <table:table-cell office:value-type="string" calcext:value-type="string">
            <text:p>YES</text:p>
          </table:table-cell>
          <table:table-cell/>
          <table:table-cell table:formula="of:=FLOOR([.C201]/8; 1)" office:value-type="float" office:value="42" calcext:value-type="float">
            <text:p>42</text:p>
          </table:table-cell>
          <table:table-cell table:formula="of:=FLOOR([.D201]/8;1)" office:value-type="float" office:value="16" calcext:value-type="float">
            <text:p>16</text:p>
          </table:table-cell>
          <table:table-cell table:formula="of:=[.L201]*[.M201]*2" office:value-type="float" office:value="1344" calcext:value-type="float">
            <text:p>134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1]+1"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2]*[.D202])/8)" office:value-type="float" office:value="4646" calcext:value-type="float">
            <text:p>4646</text:p>
          </table:table-cell>
          <table:table-cell office:value-type="string" calcext:value-type="string">
            <text:p>YES</text:p>
          </table:table-cell>
          <table:table-cell/>
          <table:table-cell table:formula="of:=FLOOR([.C202]/8; 1)" office:value-type="float" office:value="42" calcext:value-type="float">
            <text:p>42</text:p>
          </table:table-cell>
          <table:table-cell table:formula="of:=FLOOR([.D202]/8;1)" office:value-type="float" office:value="13" calcext:value-type="float">
            <text:p>13</text:p>
          </table:table-cell>
          <table:table-cell table:formula="of:=[.L202]*[.M202]*2" office:value-type="float" office:value="1092" calcext:value-type="float">
            <text:p>109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2]+1"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3]*[.D203])/8)" office:value-type="float" office:value="4092" calcext:value-type="float">
            <text:p>4092</text:p>
          </table:table-cell>
          <table:table-cell office:value-type="string" calcext:value-type="string">
            <text:p>YES</text:p>
          </table:table-cell>
          <table:table-cell/>
          <table:table-cell table:formula="of:=FLOOR([.C203]/8; 1)" office:value-type="float" office:value="42" calcext:value-type="float">
            <text:p>42</text:p>
          </table:table-cell>
          <table:table-cell table:formula="of:=FLOOR([.D203]/8;1)" office:value-type="float" office:value="12" calcext:value-type="float">
            <text:p>12</text:p>
          </table:table-cell>
          <table:table-cell table:formula="of:=[.L203]*[.M203]*2" office:value-type="float" office:value="1008" calcext:value-type="float">
            <text:p>10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3]+1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04]*[.D204])/8)" office:value-type="float" office:value="24576" calcext:value-type="float">
            <text:p>24576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04]/8; 1)" office:value-type="float" office:value="32" calcext:value-type="float">
            <text:p>32</text:p>
          </table:table-cell>
          <table:table-cell table:formula="of:=FLOOR([.D204]/8;1)" office:value-type="float" office:value="96" calcext:value-type="float">
            <text:p>96</text:p>
          </table:table-cell>
          <table:table-cell table:formula="of:=[.L204]*[.M204]*2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4]+1"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05]*[.D205])/8)" office:value-type="float" office:value="12288" calcext:value-type="float">
            <text:p>12288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05]/8; 1)" office:value-type="float" office:value="32" calcext:value-type="float">
            <text:p>32</text:p>
          </table:table-cell>
          <table:table-cell table:formula="of:=FLOOR([.D205]/8;1)" office:value-type="float" office:value="48" calcext:value-type="float">
            <text:p>48</text:p>
          </table:table-cell>
          <table:table-cell table:formula="of:=[.L205]*[.M205]*2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5]+1"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6]*[.D206])/8)" office:value-type="float" office:value="8192" calcext:value-type="float">
            <text:p>8192</text:p>
          </table:table-cell>
          <table:table-cell office:value-type="string" calcext:value-type="string">
            <text:p>YES</text:p>
          </table:table-cell>
          <table:table-cell/>
          <table:table-cell table:formula="of:=FLOOR([.C206]/8; 1)" office:value-type="float" office:value="32" calcext:value-type="float">
            <text:p>32</text:p>
          </table:table-cell>
          <table:table-cell table:formula="of:=FLOOR([.D206]/8;1)" office:value-type="float" office:value="32" calcext:value-type="float">
            <text:p>32</text:p>
          </table:table-cell>
          <table:table-cell table:formula="of:=[.L206]*[.M206]*2"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6]+1"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7]*[.D207])/8)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/>
          <table:table-cell table:formula="of:=FLOOR([.C207]/8; 1)" office:value-type="float" office:value="32" calcext:value-type="float">
            <text:p>32</text:p>
          </table:table-cell>
          <table:table-cell table:formula="of:=FLOOR([.D207]/8;1)" office:value-type="float" office:value="24" calcext:value-type="float">
            <text:p>24</text:p>
          </table:table-cell>
          <table:table-cell table:formula="of:=[.L207]*[.M207]*2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7]+1"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8]*[.D208])/8)" office:value-type="float" office:value="4896" calcext:value-type="float">
            <text:p>4896</text:p>
          </table:table-cell>
          <table:table-cell office:value-type="string" calcext:value-type="string">
            <text:p>YES</text:p>
          </table:table-cell>
          <table:table-cell/>
          <table:table-cell table:formula="of:=FLOOR([.C208]/8; 1)" office:value-type="float" office:value="32" calcext:value-type="float">
            <text:p>32</text:p>
          </table:table-cell>
          <table:table-cell table:formula="of:=FLOOR([.D208]/8;1)" office:value-type="float" office:value="19" calcext:value-type="float">
            <text:p>19</text:p>
          </table:table-cell>
          <table:table-cell table:formula="of:=[.L208]*[.M208]*2" office:value-type="float" office:value="1216" calcext:value-type="float">
            <text:p>12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8]+1"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9]*[.D209])/8)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/>
          <table:table-cell table:formula="of:=FLOOR([.C209]/8; 1)" office:value-type="float" office:value="32" calcext:value-type="float">
            <text:p>32</text:p>
          </table:table-cell>
          <table:table-cell table:formula="of:=FLOOR([.D209]/8;1)" office:value-type="float" office:value="16" calcext:value-type="float">
            <text:p>16</text:p>
          </table:table-cell>
          <table:table-cell table:formula="of:=[.L209]*[.M209]*2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9]+1"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0]*[.D210])/8)" office:value-type="float" office:value="3488" calcext:value-type="float">
            <text:p>3488</text:p>
          </table:table-cell>
          <table:table-cell office:value-type="string" calcext:value-type="string">
            <text:p>YES</text:p>
          </table:table-cell>
          <table:table-cell/>
          <table:table-cell table:formula="of:=FLOOR([.C210]/8; 1)" office:value-type="float" office:value="32" calcext:value-type="float">
            <text:p>32</text:p>
          </table:table-cell>
          <table:table-cell table:formula="of:=FLOOR([.D210]/8;1)" office:value-type="float" office:value="13" calcext:value-type="float">
            <text:p>13</text:p>
          </table:table-cell>
          <table:table-cell table:formula="of:=[.L210]*[.M210]*2" office:value-type="float" office:value="832" calcext:value-type="float">
            <text:p>8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0]+1"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1]*[.D211])/8)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  <table:table-cell table:formula="of:=FLOOR([.C211]/8; 1)" office:value-type="float" office:value="32" calcext:value-type="float">
            <text:p>32</text:p>
          </table:table-cell>
          <table:table-cell table:formula="of:=FLOOR([.D211]/8;1)" office:value-type="float" office:value="12" calcext:value-type="float">
            <text:p>12</text:p>
          </table:table-cell>
          <table:table-cell table:formula="of:=[.L211]*[.M211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1]+1"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12]*[.D212])/8)" office:value-type="float" office:value="12288" calcext:value-type="float">
            <text:p>12288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12]/8; 1)" office:value-type="float" office:value="16" calcext:value-type="float">
            <text:p>16</text:p>
          </table:table-cell>
          <table:table-cell table:formula="of:=FLOOR([.D212]/8;1)" office:value-type="float" office:value="96" calcext:value-type="float">
            <text:p>96</text:p>
          </table:table-cell>
          <table:table-cell table:formula="of:=[.L212]*[.M212]*2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2]+1"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13]*[.D213])/8)" office:value-type="float" office:value="6144" calcext:value-type="float">
            <text:p>6144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13]/8; 1)" office:value-type="float" office:value="16" calcext:value-type="float">
            <text:p>16</text:p>
          </table:table-cell>
          <table:table-cell table:formula="of:=FLOOR([.D213]/8;1)" office:value-type="float" office:value="48" calcext:value-type="float">
            <text:p>48</text:p>
          </table:table-cell>
          <table:table-cell table:formula="of:=[.L213]*[.M213]*2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3]+1"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14]*[.D214])/8)" office:value-type="float" office:value="4096" calcext:value-type="float">
            <text:p>4096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14]/8; 1)" office:value-type="float" office:value="16" calcext:value-type="float">
            <text:p>16</text:p>
          </table:table-cell>
          <table:table-cell table:formula="of:=FLOOR([.D214]/8;1)" office:value-type="float" office:value="32" calcext:value-type="float">
            <text:p>32</text:p>
          </table:table-cell>
          <table:table-cell table:formula="of:=[.L214]*[.M214]*2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4]+1"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5]*[.D215])/8)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  <table:table-cell table:formula="of:=FLOOR([.C215]/8; 1)" office:value-type="float" office:value="16" calcext:value-type="float">
            <text:p>16</text:p>
          </table:table-cell>
          <table:table-cell table:formula="of:=FLOOR([.D215]/8;1)" office:value-type="float" office:value="24" calcext:value-type="float">
            <text:p>24</text:p>
          </table:table-cell>
          <table:table-cell table:formula="of:=[.L215]*[.M215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5]+1"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6]*[.D216])/8)" office:value-type="float" office:value="2448" calcext:value-type="float">
            <text:p>2448</text:p>
          </table:table-cell>
          <table:table-cell office:value-type="string" calcext:value-type="string">
            <text:p>YES</text:p>
          </table:table-cell>
          <table:table-cell/>
          <table:table-cell table:formula="of:=FLOOR([.C216]/8; 1)" office:value-type="float" office:value="16" calcext:value-type="float">
            <text:p>16</text:p>
          </table:table-cell>
          <table:table-cell table:formula="of:=FLOOR([.D216]/8;1)" office:value-type="float" office:value="19" calcext:value-type="float">
            <text:p>19</text:p>
          </table:table-cell>
          <table:table-cell table:formula="of:=[.L216]*[.M216]*2" office:value-type="float" office:value="608" calcext:value-type="float">
            <text:p>6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6]+1"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7]*[.D217])/8)"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/>
          <table:table-cell table:formula="of:=FLOOR([.C217]/8; 1)" office:value-type="float" office:value="16" calcext:value-type="float">
            <text:p>16</text:p>
          </table:table-cell>
          <table:table-cell table:formula="of:=FLOOR([.D217]/8;1)" office:value-type="float" office:value="16" calcext:value-type="float">
            <text:p>16</text:p>
          </table:table-cell>
          <table:table-cell table:formula="of:=[.L217]*[.M217]*2"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7]+1"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8]*[.D218])/8)" office:value-type="float" office:value="1744" calcext:value-type="float">
            <text:p>1744</text:p>
          </table:table-cell>
          <table:table-cell office:value-type="string" calcext:value-type="string">
            <text:p>YES</text:p>
          </table:table-cell>
          <table:table-cell/>
          <table:table-cell table:formula="of:=FLOOR([.C218]/8; 1)" office:value-type="float" office:value="16" calcext:value-type="float">
            <text:p>16</text:p>
          </table:table-cell>
          <table:table-cell table:formula="of:=FLOOR([.D218]/8;1)" office:value-type="float" office:value="13" calcext:value-type="float">
            <text:p>13</text:p>
          </table:table-cell>
          <table:table-cell table:formula="of:=[.L218]*[.M218]*2" office:value-type="float" office:value="416" calcext:value-type="float">
            <text:p>4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8]+1"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9]*[.D219])/8)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  <table:table-cell table:formula="of:=FLOOR([.C219]/8; 1)" office:value-type="float" office:value="16" calcext:value-type="float">
            <text:p>16</text:p>
          </table:table-cell>
          <table:table-cell table:formula="of:=FLOOR([.D219]/8;1)" office:value-type="float" office:value="12" calcext:value-type="float">
            <text:p>12</text:p>
          </table:table-cell>
          <table:table-cell table:formula="of:=[.L219]*[.M219]*2" office:value-type="float" office:value="384" calcext:value-type="float">
            <text:p>38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22]*[.D222])/8)" office:value-type="float" office:value="30000" calcext:value-type="float">
            <text:p>30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22]/8; 1)" office:value-type="float" office:value="50" calcext:value-type="float">
            <text:p>50</text:p>
          </table:table-cell>
          <table:table-cell table:formula="of:=FLOOR([.D222]/8;1)" office:value-type="float" office:value="75" calcext:value-type="float">
            <text:p>75</text:p>
          </table:table-cell>
          <table:table-cell table:formula="of:=[.L222]*[.M222]*2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2]+1"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23]*[.D223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23]/8; 1)" office:value-type="float" office:value="50" calcext:value-type="float">
            <text:p>50</text:p>
          </table:table-cell>
          <table:table-cell table:formula="of:=FLOOR([.D223]/8;1)" office:value-type="float" office:value="37" calcext:value-type="float">
            <text:p>37</text:p>
          </table:table-cell>
          <table:table-cell table:formula="of:=[.L223]*[.M223]*2" office:value-type="float" office:value="3700" calcext:value-type="float">
            <text:p>37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3]+1"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24]*[.D224])/8)" office:value-type="float" office:value="10000" calcext:value-type="float">
            <text:p>10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24]/8; 1)" office:value-type="float" office:value="50" calcext:value-type="float">
            <text:p>50</text:p>
          </table:table-cell>
          <table:table-cell table:formula="of:=FLOOR([.D224]/8;1)" office:value-type="float" office:value="25" calcext:value-type="float">
            <text:p>25</text:p>
          </table:table-cell>
          <table:table-cell table:formula="of:=[.L224]*[.M224]*2" office:value-type="float" office:value="2500" calcext:value-type="float">
            <text:p>2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4]+1"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5]*[.D225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/>
          <table:table-cell table:formula="of:=FLOOR([.C225]/8; 1)" office:value-type="float" office:value="50" calcext:value-type="float">
            <text:p>50</text:p>
          </table:table-cell>
          <table:table-cell table:formula="of:=FLOOR([.D225]/8;1)" office:value-type="float" office:value="18" calcext:value-type="float">
            <text:p>18</text:p>
          </table:table-cell>
          <table:table-cell table:formula="of:=[.L225]*[.M225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5]+1"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6]*[.D226])/8)" office:value-type="float" office:value="6000" calcext:value-type="float">
            <text:p>6000</text:p>
          </table:table-cell>
          <table:table-cell office:value-type="string" calcext:value-type="string">
            <text:p>YES</text:p>
          </table:table-cell>
          <table:table-cell/>
          <table:table-cell table:formula="of:=FLOOR([.C226]/8; 1)" office:value-type="float" office:value="50" calcext:value-type="float">
            <text:p>50</text:p>
          </table:table-cell>
          <table:table-cell table:formula="of:=FLOOR([.D226]/8;1)" office:value-type="float" office:value="15" calcext:value-type="float">
            <text:p>15</text:p>
          </table:table-cell>
          <table:table-cell table:formula="of:=[.L226]*[.M226]*2" office:value-type="float" office:value="1500" calcext:value-type="float">
            <text:p>1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6]+1"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7]*[.D227])/8)"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/>
          <table:table-cell table:formula="of:=FLOOR([.C227]/8; 1)" office:value-type="float" office:value="50" calcext:value-type="float">
            <text:p>50</text:p>
          </table:table-cell>
          <table:table-cell table:formula="of:=FLOOR([.D227]/8;1)" office:value-type="float" office:value="12" calcext:value-type="float">
            <text:p>12</text:p>
          </table:table-cell>
          <table:table-cell table:formula="of:=[.L227]*[.M227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7]+1"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8]*[.D228])/8)" office:value-type="float" office:value="4250" calcext:value-type="float">
            <text:p>4250</text:p>
          </table:table-cell>
          <table:table-cell office:value-type="string" calcext:value-type="string">
            <text:p>YES</text:p>
          </table:table-cell>
          <table:table-cell/>
          <table:table-cell table:formula="of:=FLOOR([.C228]/8; 1)" office:value-type="float" office:value="50" calcext:value-type="float">
            <text:p>50</text:p>
          </table:table-cell>
          <table:table-cell table:formula="of:=FLOOR([.D228]/8;1)" office:value-type="float" office:value="10" calcext:value-type="float">
            <text:p>10</text:p>
          </table:table-cell>
          <table:table-cell table:formula="of:=[.L228]*[.M228]*2"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8]+1"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9]*[.D229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  <table:table-cell table:formula="of:=FLOOR([.C229]/8; 1)" office:value-type="float" office:value="50" calcext:value-type="float">
            <text:p>50</text:p>
          </table:table-cell>
          <table:table-cell table:formula="of:=FLOOR([.D229]/8;1)" office:value-type="float" office:value="9" calcext:value-type="float">
            <text:p>9</text:p>
          </table:table-cell>
          <table:table-cell table:formula="of:=[.L229]*[.M229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9]+1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30]*[.D230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30]/8; 1)" office:value-type="float" office:value="25" calcext:value-type="float">
            <text:p>25</text:p>
          </table:table-cell>
          <table:table-cell table:formula="of:=FLOOR([.D230]/8;1)" office:value-type="float" office:value="75" calcext:value-type="float">
            <text:p>75</text:p>
          </table:table-cell>
          <table:table-cell table:formula="of:=[.L230]*[.M230]*2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0]+1"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1]*[.D231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/>
          <table:table-cell table:formula="of:=FLOOR([.C231]/8; 1)" office:value-type="float" office:value="25" calcext:value-type="float">
            <text:p>25</text:p>
          </table:table-cell>
          <table:table-cell table:formula="of:=FLOOR([.D231]/8;1)" office:value-type="float" office:value="37" calcext:value-type="float">
            <text:p>37</text:p>
          </table:table-cell>
          <table:table-cell table:formula="of:=[.L231]*[.M231]*2" office:value-type="float" office:value="1850" calcext:value-type="float">
            <text:p>18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1]+1"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2]*[.D232])/8)"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/>
          <table:table-cell table:formula="of:=FLOOR([.C232]/8; 1)" office:value-type="float" office:value="25" calcext:value-type="float">
            <text:p>25</text:p>
          </table:table-cell>
          <table:table-cell table:formula="of:=FLOOR([.D232]/8;1)" office:value-type="float" office:value="25" calcext:value-type="float">
            <text:p>25</text:p>
          </table:table-cell>
          <table:table-cell table:formula="of:=[.L232]*[.M232]*2" office:value-type="float" office:value="1250" calcext:value-type="float">
            <text:p>12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2]+1"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3]*[.D233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  <table:table-cell table:formula="of:=FLOOR([.C233]/8; 1)" office:value-type="float" office:value="25" calcext:value-type="float">
            <text:p>25</text:p>
          </table:table-cell>
          <table:table-cell table:formula="of:=FLOOR([.D233]/8;1)" office:value-type="float" office:value="18" calcext:value-type="float">
            <text:p>18</text:p>
          </table:table-cell>
          <table:table-cell table:formula="of:=[.L233]*[.M233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3]+1"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4]*[.D234])/8)" office:value-type="float" office:value="3000" calcext:value-type="float">
            <text:p>3000</text:p>
          </table:table-cell>
          <table:table-cell office:value-type="string" calcext:value-type="string">
            <text:p>YES</text:p>
          </table:table-cell>
          <table:table-cell/>
          <table:table-cell table:formula="of:=FLOOR([.C234]/8; 1)" office:value-type="float" office:value="25" calcext:value-type="float">
            <text:p>25</text:p>
          </table:table-cell>
          <table:table-cell table:formula="of:=FLOOR([.D234]/8;1)" office:value-type="float" office:value="15" calcext:value-type="float">
            <text:p>15</text:p>
          </table:table-cell>
          <table:table-cell table:formula="of:=[.L234]*[.M234]*2" office:value-type="float" office:value="750" calcext:value-type="float">
            <text:p>7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4]+1"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5]*[.D235])/8)" office:value-type="float" office:value="2500" calcext:value-type="float">
            <text:p>2500</text:p>
          </table:table-cell>
          <table:table-cell office:value-type="string" calcext:value-type="string">
            <text:p>YES</text:p>
          </table:table-cell>
          <table:table-cell/>
          <table:table-cell table:formula="of:=FLOOR([.C235]/8; 1)" office:value-type="float" office:value="25" calcext:value-type="float">
            <text:p>25</text:p>
          </table:table-cell>
          <table:table-cell table:formula="of:=FLOOR([.D235]/8;1)" office:value-type="float" office:value="12" calcext:value-type="float">
            <text:p>12</text:p>
          </table:table-cell>
          <table:table-cell table:formula="of:=[.L235]*[.M235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5]+1"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6]*[.D236])/8)" office:value-type="float" office:value="2125" calcext:value-type="float">
            <text:p>2125</text:p>
          </table:table-cell>
          <table:table-cell office:value-type="string" calcext:value-type="string">
            <text:p>YES</text:p>
          </table:table-cell>
          <table:table-cell/>
          <table:table-cell table:formula="of:=FLOOR([.C236]/8; 1)" office:value-type="float" office:value="25" calcext:value-type="float">
            <text:p>25</text:p>
          </table:table-cell>
          <table:table-cell table:formula="of:=FLOOR([.D236]/8;1)" office:value-type="float" office:value="10" calcext:value-type="float">
            <text:p>10</text:p>
          </table:table-cell>
          <table:table-cell table:formula="of:=[.L236]*[.M236]*2"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6]+1"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7]*[.D237])/8)" office:value-type="float" office:value="1875" calcext:value-type="float">
            <text:p>1875</text:p>
          </table:table-cell>
          <table:table-cell office:value-type="string" calcext:value-type="string">
            <text:p>YES</text:p>
          </table:table-cell>
          <table:table-cell/>
          <table:table-cell table:formula="of:=FLOOR([.C237]/8; 1)" office:value-type="float" office:value="25" calcext:value-type="float">
            <text:p>25</text:p>
          </table:table-cell>
          <table:table-cell table:formula="of:=FLOOR([.D237]/8;1)" office:value-type="float" office:value="9" calcext:value-type="float">
            <text:p>9</text:p>
          </table:table-cell>
          <table:table-cell table:formula="of:=[.L237]*[.M237]*2" office:value-type="float" office:value="450" calcext:value-type="float">
            <text:p>4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7]+1"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38]*[.D238])/8)" office:value-type="float" office:value="12000" calcext:value-type="float">
            <text:p>12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38]/8; 1)" office:value-type="float" office:value="20" calcext:value-type="float">
            <text:p>20</text:p>
          </table:table-cell>
          <table:table-cell table:formula="of:=FLOOR([.D238]/8;1)" office:value-type="float" office:value="75" calcext:value-type="float">
            <text:p>75</text:p>
          </table:table-cell>
          <table:table-cell table:formula="of:=[.L238]*[.M238]*2" office:value-type="float" office:value="3000" calcext:value-type="float">
            <text:p>3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8]+1"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9]*[.D239])/8)" office:value-type="float" office:value="6000" calcext:value-type="float">
            <text:p>6000</text:p>
          </table:table-cell>
          <table:table-cell office:value-type="string" calcext:value-type="string">
            <text:p>YES</text:p>
          </table:table-cell>
          <table:table-cell/>
          <table:table-cell table:formula="of:=FLOOR([.C239]/8; 1)" office:value-type="float" office:value="20" calcext:value-type="float">
            <text:p>20</text:p>
          </table:table-cell>
          <table:table-cell table:formula="of:=FLOOR([.D239]/8;1)" office:value-type="float" office:value="37" calcext:value-type="float">
            <text:p>37</text:p>
          </table:table-cell>
          <table:table-cell table:formula="of:=[.L239]*[.M239]*2" office:value-type="float" office:value="1480" calcext:value-type="float">
            <text:p>1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9]+1"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0]*[.D240])/8)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/>
          <table:table-cell table:formula="of:=FLOOR([.C240]/8; 1)" office:value-type="float" office:value="20" calcext:value-type="float">
            <text:p>20</text:p>
          </table:table-cell>
          <table:table-cell table:formula="of:=FLOOR([.D240]/8;1)" office:value-type="float" office:value="25" calcext:value-type="float">
            <text:p>25</text:p>
          </table:table-cell>
          <table:table-cell table:formula="of:=[.L240]*[.M240]*2"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0]+1"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1]*[.D241])/8)" office:value-type="float" office:value="3000" calcext:value-type="float">
            <text:p>3000</text:p>
          </table:table-cell>
          <table:table-cell office:value-type="string" calcext:value-type="string">
            <text:p>YES</text:p>
          </table:table-cell>
          <table:table-cell/>
          <table:table-cell table:formula="of:=FLOOR([.C241]/8; 1)" office:value-type="float" office:value="20" calcext:value-type="float">
            <text:p>20</text:p>
          </table:table-cell>
          <table:table-cell table:formula="of:=FLOOR([.D241]/8;1)" office:value-type="float" office:value="18" calcext:value-type="float">
            <text:p>18</text:p>
          </table:table-cell>
          <table:table-cell table:formula="of:=[.L241]*[.M241]*2" office:value-type="float" office:value="720" calcext:value-type="float">
            <text:p>7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1]+1"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2]*[.D242])/8)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  <table:table-cell table:formula="of:=FLOOR([.C242]/8; 1)" office:value-type="float" office:value="20" calcext:value-type="float">
            <text:p>20</text:p>
          </table:table-cell>
          <table:table-cell table:formula="of:=FLOOR([.D242]/8;1)" office:value-type="float" office:value="15" calcext:value-type="float">
            <text:p>15</text:p>
          </table:table-cell>
          <table:table-cell table:formula="of:=[.L242]*[.M242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2]+1"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3]*[.D243])/8)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/>
          <table:table-cell table:formula="of:=FLOOR([.C243]/8; 1)" office:value-type="float" office:value="20" calcext:value-type="float">
            <text:p>20</text:p>
          </table:table-cell>
          <table:table-cell table:formula="of:=FLOOR([.D243]/8;1)" office:value-type="float" office:value="12" calcext:value-type="float">
            <text:p>12</text:p>
          </table:table-cell>
          <table:table-cell table:formula="of:=[.L243]*[.M243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3]+1"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4]*[.D244])/8)" office:value-type="float" office:value="1700" calcext:value-type="float">
            <text:p>1700</text:p>
          </table:table-cell>
          <table:table-cell office:value-type="string" calcext:value-type="string">
            <text:p>YES</text:p>
          </table:table-cell>
          <table:table-cell/>
          <table:table-cell table:formula="of:=FLOOR([.C244]/8; 1)" office:value-type="float" office:value="20" calcext:value-type="float">
            <text:p>20</text:p>
          </table:table-cell>
          <table:table-cell table:formula="of:=FLOOR([.D244]/8;1)" office:value-type="float" office:value="10" calcext:value-type="float">
            <text:p>10</text:p>
          </table:table-cell>
          <table:table-cell table:formula="of:=[.L244]*[.M244]*2"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4]+1"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5]*[.D245])/8)" office:value-type="float" office:value="1500" calcext:value-type="float">
            <text:p>1500</text:p>
          </table:table-cell>
          <table:table-cell office:value-type="string" calcext:value-type="string">
            <text:p>YES</text:p>
          </table:table-cell>
          <table:table-cell/>
          <table:table-cell table:formula="of:=FLOOR([.C245]/8; 1)" office:value-type="float" office:value="20" calcext:value-type="float">
            <text:p>20</text:p>
          </table:table-cell>
          <table:table-cell table:formula="of:=FLOOR([.D245]/8;1)" office:value-type="float" office:value="9" calcext:value-type="float">
            <text:p>9</text:p>
          </table:table-cell>
          <table:table-cell table:formula="of:=[.L245]*[.M245]*2" office:value-type="float" office:value="360" calcext:value-type="float">
            <text:p>3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5]+1"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46]*[.D246])/8)" office:value-type="float" office:value="7500" calcext:value-type="float">
            <text:p>7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46]/8; 1)" office:value-type="float" office:value="12" calcext:value-type="float">
            <text:p>12</text:p>
          </table:table-cell>
          <table:table-cell table:formula="of:=FLOOR([.D246]/8;1)" office:value-type="float" office:value="75" calcext:value-type="float">
            <text:p>75</text:p>
          </table:table-cell>
          <table:table-cell table:formula="of:=[.L246]*[.M246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6]+1"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7]*[.D247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  <table:table-cell table:formula="of:=FLOOR([.C247]/8; 1)" office:value-type="float" office:value="12" calcext:value-type="float">
            <text:p>12</text:p>
          </table:table-cell>
          <table:table-cell table:formula="of:=FLOOR([.D247]/8;1)" office:value-type="float" office:value="37" calcext:value-type="float">
            <text:p>37</text:p>
          </table:table-cell>
          <table:table-cell table:formula="of:=[.L247]*[.M247]*2" office:value-type="float" office:value="888" calcext:value-type="float">
            <text:p>88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7]+1"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8]*[.D248])/8)" office:value-type="float" office:value="2500" calcext:value-type="float">
            <text:p>2500</text:p>
          </table:table-cell>
          <table:table-cell office:value-type="string" calcext:value-type="string">
            <text:p>YES</text:p>
          </table:table-cell>
          <table:table-cell/>
          <table:table-cell table:formula="of:=FLOOR([.C248]/8; 1)" office:value-type="float" office:value="12" calcext:value-type="float">
            <text:p>12</text:p>
          </table:table-cell>
          <table:table-cell table:formula="of:=FLOOR([.D248]/8;1)" office:value-type="float" office:value="25" calcext:value-type="float">
            <text:p>25</text:p>
          </table:table-cell>
          <table:table-cell table:formula="of:=[.L248]*[.M248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8]+1"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9]*[.D249])/8)" office:value-type="float" office:value="1875" calcext:value-type="float">
            <text:p>1875</text:p>
          </table:table-cell>
          <table:table-cell office:value-type="string" calcext:value-type="string">
            <text:p>YES</text:p>
          </table:table-cell>
          <table:table-cell/>
          <table:table-cell table:formula="of:=FLOOR([.C249]/8; 1)" office:value-type="float" office:value="12" calcext:value-type="float">
            <text:p>12</text:p>
          </table:table-cell>
          <table:table-cell table:formula="of:=FLOOR([.D249]/8;1)" office:value-type="float" office:value="18" calcext:value-type="float">
            <text:p>18</text:p>
          </table:table-cell>
          <table:table-cell table:formula="of:=[.L249]*[.M249]*2" office:value-type="float" office:value="432" calcext:value-type="float">
            <text:p>4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9]+1"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50]*[.D250])/8)" office:value-type="float" office:value="1500" calcext:value-type="float">
            <text:p>1500</text:p>
          </table:table-cell>
          <table:table-cell office:value-type="string" calcext:value-type="string">
            <text:p>YES</text:p>
          </table:table-cell>
          <table:table-cell/>
          <table:table-cell table:formula="of:=FLOOR([.C250]/8; 1)" office:value-type="float" office:value="12" calcext:value-type="float">
            <text:p>12</text:p>
          </table:table-cell>
          <table:table-cell table:formula="of:=FLOOR([.D250]/8;1)" office:value-type="float" office:value="15" calcext:value-type="float">
            <text:p>15</text:p>
          </table:table-cell>
          <table:table-cell table:formula="of:=[.L250]*[.M250]*2" office:value-type="float" office:value="360" calcext:value-type="float">
            <text:p>3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0]+1"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51]*[.D251])/8)" office:value-type="float" office:value="1250" calcext:value-type="float">
            <text:p>1250</text:p>
          </table:table-cell>
          <table:table-cell office:value-type="string" calcext:value-type="string">
            <text:p>YES</text:p>
          </table:table-cell>
          <table:table-cell/>
          <table:table-cell table:formula="of:=FLOOR([.C251]/8; 1)" office:value-type="float" office:value="12" calcext:value-type="float">
            <text:p>12</text:p>
          </table:table-cell>
          <table:table-cell table:formula="of:=FLOOR([.D251]/8;1)" office:value-type="float" office:value="12" calcext:value-type="float">
            <text:p>12</text:p>
          </table:table-cell>
          <table:table-cell table:formula="of:=[.L251]*[.M251]*2" office:value-type="float" office:value="288" calcext:value-type="float">
            <text:p>28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1]+1"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52]*[.D252])/8)" office:value-type="float" office:value="1062" calcext:value-type="float">
            <text:p>1062</text:p>
          </table:table-cell>
          <table:table-cell office:value-type="string" calcext:value-type="string">
            <text:p>YES</text:p>
          </table:table-cell>
          <table:table-cell/>
          <table:table-cell table:formula="of:=FLOOR([.C252]/8; 1)" office:value-type="float" office:value="12" calcext:value-type="float">
            <text:p>12</text:p>
          </table:table-cell>
          <table:table-cell table:formula="of:=FLOOR([.D252]/8;1)" office:value-type="float" office:value="10" calcext:value-type="float">
            <text:p>10</text:p>
          </table:table-cell>
          <table:table-cell table:formula="of:=[.L252]*[.M252]*2"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2]+1"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53]*[.D253])/8)" office:value-type="float" office:value="937" calcext:value-type="float">
            <text:p>937</text:p>
          </table:table-cell>
          <table:table-cell office:value-type="string" calcext:value-type="string">
            <text:p>YES</text:p>
          </table:table-cell>
          <table:table-cell/>
          <table:table-cell table:formula="of:=FLOOR([.C253]/8; 1)" office:value-type="float" office:value="12" calcext:value-type="float">
            <text:p>12</text:p>
          </table:table-cell>
          <table:table-cell table:formula="of:=FLOOR([.D253]/8;1)" office:value-type="float" office:value="9" calcext:value-type="float">
            <text:p>9</text:p>
          </table:table-cell>
          <table:table-cell table:formula="of:=[.L253]*[.M253]*2" office:value-type="float" office:value="216" calcext:value-type="float">
            <text:p>2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14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56]*[.D256])/8)" office:value-type="float" office:value="38400" calcext:value-type="float">
            <text:p>38400</text:p>
          </table:table-cell>
          <table:table-cell office:value-type="string" calcext:value-type="string">
            <text:p>YES</text:p>
          </table:table-cell>
          <table:table-cell/>
          <table:table-cell table:formula="of:=FLOOR([.C256]/8; 1)" office:value-type="float" office:value="80" calcext:value-type="float">
            <text:p>80</text:p>
          </table:table-cell>
          <table:table-cell table:formula="of:=FLOOR([.D256]/8;1)" office:value-type="float" office:value="60" calcext:value-type="float">
            <text:p>60</text:p>
          </table:table-cell>
          <table:table-cell table:style-name="ce25" table:formula="of:=[.L256]*[.M256]*2" office:value-type="float" office:value="9600" calcext:value-type="float">
            <text:p>96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56]+1"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57]*[.D257])/8)" office:value-type="float" office:value="19200" calcext:value-type="float">
            <text:p>192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57]/8; 1)" office:value-type="float" office:value="80" calcext:value-type="float">
            <text:p>80</text:p>
          </table:table-cell>
          <table:table-cell table:formula="of:=FLOOR([.D257]/8;1)" office:value-type="float" office:value="30" calcext:value-type="float">
            <text:p>30</text:p>
          </table:table-cell>
          <table:table-cell table:formula="of:=[.L257]*[.M257]*2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7]+1"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58]*[.D258])/8)" office:value-type="float" office:value="12800" calcext:value-type="float">
            <text:p>128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58]/8; 1)" office:value-type="float" office:value="80" calcext:value-type="float">
            <text:p>80</text:p>
          </table:table-cell>
          <table:table-cell table:formula="of:=FLOOR([.D258]/8;1)" office:value-type="float" office:value="20" calcext:value-type="float">
            <text:p>20</text:p>
          </table:table-cell>
          <table:table-cell table:formula="of:=[.L258]*[.M258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8]+1" office:value-type="float" office:value="227" calcext:value-type="float">
            <text:p>227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59]*[.D259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59]/8; 1)" office:value-type="float" office:value="80" calcext:value-type="float">
            <text:p>80</text:p>
          </table:table-cell>
          <table:table-cell table:formula="of:=FLOOR([.D259]/8;1)" office:value-type="float" office:value="15" calcext:value-type="float">
            <text:p>15</text:p>
          </table:table-cell>
          <table:table-cell table:formula="of:=[.L259]*[.M259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9]+1" office:value-type="float" office:value="228" calcext:value-type="float">
            <text:p>228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0]*[.D260])/8)" office:value-type="float" office:value="7680" calcext:value-type="float">
            <text:p>7680</text:p>
          </table:table-cell>
          <table:table-cell office:value-type="string" calcext:value-type="string">
            <text:p>YES</text:p>
          </table:table-cell>
          <table:table-cell/>
          <table:table-cell table:formula="of:=FLOOR([.C260]/8; 1)" office:value-type="float" office:value="80" calcext:value-type="float">
            <text:p>80</text:p>
          </table:table-cell>
          <table:table-cell table:formula="of:=FLOOR([.D260]/8;1)" office:value-type="float" office:value="12" calcext:value-type="float">
            <text:p>12</text:p>
          </table:table-cell>
          <table:table-cell table:formula="of:=[.L260]*[.M260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0]+1" office:value-type="float" office:value="229" calcext:value-type="float">
            <text:p>229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1]*[.D261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/>
          <table:table-cell table:formula="of:=FLOOR([.C261]/8; 1)" office:value-type="float" office:value="80" calcext:value-type="float">
            <text:p>80</text:p>
          </table:table-cell>
          <table:table-cell table:formula="of:=FLOOR([.D261]/8;1)" office:value-type="float" office:value="10" calcext:value-type="float">
            <text:p>10</text:p>
          </table:table-cell>
          <table:table-cell table:formula="of:=[.L261]*[.M261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1]+1" office:value-type="float" office:value="230" calcext:value-type="float">
            <text:p>230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2]*[.D262])/8)" office:value-type="float" office:value="5440" calcext:value-type="float">
            <text:p>5440</text:p>
          </table:table-cell>
          <table:table-cell office:value-type="string" calcext:value-type="string">
            <text:p>YES</text:p>
          </table:table-cell>
          <table:table-cell/>
          <table:table-cell table:formula="of:=FLOOR([.C262]/8; 1)" office:value-type="float" office:value="80" calcext:value-type="float">
            <text:p>80</text:p>
          </table:table-cell>
          <table:table-cell table:formula="of:=FLOOR([.D262]/8;1)" office:value-type="float" office:value="8" calcext:value-type="float">
            <text:p>8</text:p>
          </table:table-cell>
          <table:table-cell table:formula="of:=[.L262]*[.M262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2]+1" office:value-type="float" office:value="231" calcext:value-type="float">
            <text:p>231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3]*[.D263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  <table:table-cell table:formula="of:=FLOOR([.C263]/8; 1)" office:value-type="float" office:value="80" calcext:value-type="float">
            <text:p>80</text:p>
          </table:table-cell>
          <table:table-cell table:formula="of:=FLOOR([.D263]/8;1)" office:value-type="float" office:value="7" calcext:value-type="float">
            <text:p>7</text:p>
          </table:table-cell>
          <table:table-cell table:formula="of:=[.L263]*[.M263]*2" office:value-type="float" office:value="1120" calcext:value-type="float">
            <text:p>11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3]+1"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64]*[.D264])/8)" office:value-type="float" office:value="19200" calcext:value-type="float">
            <text:p>192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64]/8; 1)" office:value-type="float" office:value="40" calcext:value-type="float">
            <text:p>40</text:p>
          </table:table-cell>
          <table:table-cell table:formula="of:=FLOOR([.D264]/8;1)" office:value-type="float" office:value="60" calcext:value-type="float">
            <text:p>60</text:p>
          </table:table-cell>
          <table:table-cell table:formula="of:=[.L264]*[.M264]*2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4]+1"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65]*[.D265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65]/8; 1)" office:value-type="float" office:value="40" calcext:value-type="float">
            <text:p>40</text:p>
          </table:table-cell>
          <table:table-cell table:formula="of:=FLOOR([.D265]/8;1)" office:value-type="float" office:value="30" calcext:value-type="float">
            <text:p>30</text:p>
          </table:table-cell>
          <table:table-cell table:formula="of:=[.L265]*[.M265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5]+1"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6]*[.D266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/>
          <table:table-cell table:formula="of:=FLOOR([.C266]/8; 1)" office:value-type="float" office:value="40" calcext:value-type="float">
            <text:p>40</text:p>
          </table:table-cell>
          <table:table-cell table:formula="of:=FLOOR([.D266]/8;1)" office:value-type="float" office:value="20" calcext:value-type="float">
            <text:p>20</text:p>
          </table:table-cell>
          <table:table-cell table:formula="of:=[.L266]*[.M266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6]+1"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7]*[.D267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  <table:table-cell table:formula="of:=FLOOR([.C267]/8; 1)" office:value-type="float" office:value="40" calcext:value-type="float">
            <text:p>40</text:p>
          </table:table-cell>
          <table:table-cell table:formula="of:=FLOOR([.D267]/8;1)" office:value-type="float" office:value="15" calcext:value-type="float">
            <text:p>15</text:p>
          </table:table-cell>
          <table:table-cell table:formula="of:=[.L267]*[.M267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7]+1"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8]*[.D268])/8)" office:value-type="float" office:value="3840" calcext:value-type="float">
            <text:p>3840</text:p>
          </table:table-cell>
          <table:table-cell office:value-type="string" calcext:value-type="string">
            <text:p>YES</text:p>
          </table:table-cell>
          <table:table-cell/>
          <table:table-cell table:formula="of:=FLOOR([.C268]/8; 1)" office:value-type="float" office:value="40" calcext:value-type="float">
            <text:p>40</text:p>
          </table:table-cell>
          <table:table-cell table:formula="of:=FLOOR([.D268]/8;1)" office:value-type="float" office:value="12" calcext:value-type="float">
            <text:p>12</text:p>
          </table:table-cell>
          <table:table-cell table:formula="of:=[.L268]*[.M268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8]+1"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9]*[.D269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  <table:table-cell table:formula="of:=FLOOR([.C269]/8; 1)" office:value-type="float" office:value="40" calcext:value-type="float">
            <text:p>40</text:p>
          </table:table-cell>
          <table:table-cell table:formula="of:=FLOOR([.D269]/8;1)" office:value-type="float" office:value="10" calcext:value-type="float">
            <text:p>10</text:p>
          </table:table-cell>
          <table:table-cell table:formula="of:=[.L269]*[.M269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9]+1" office:value-type="float" office:value="238" calcext:value-type="float">
            <text:p>238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0]*[.D270])/8)" office:value-type="float" office:value="2720" calcext:value-type="float">
            <text:p>2720</text:p>
          </table:table-cell>
          <table:table-cell office:value-type="string" calcext:value-type="string">
            <text:p>YES</text:p>
          </table:table-cell>
          <table:table-cell/>
          <table:table-cell table:formula="of:=FLOOR([.C270]/8; 1)" office:value-type="float" office:value="40" calcext:value-type="float">
            <text:p>40</text:p>
          </table:table-cell>
          <table:table-cell table:formula="of:=FLOOR([.D270]/8;1)" office:value-type="float" office:value="8" calcext:value-type="float">
            <text:p>8</text:p>
          </table:table-cell>
          <table:table-cell table:formula="of:=[.L270]*[.M270]*2" office:value-type="float" office:value="640" calcext:value-type="float">
            <text:p>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0]+1" office:value-type="float" office:value="239" calcext:value-type="float">
            <text:p>239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1]*[.D271])/8)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  <table:table-cell table:formula="of:=FLOOR([.C271]/8; 1)" office:value-type="float" office:value="40" calcext:value-type="float">
            <text:p>40</text:p>
          </table:table-cell>
          <table:table-cell table:formula="of:=FLOOR([.D271]/8;1)" office:value-type="float" office:value="7" calcext:value-type="float">
            <text:p>7</text:p>
          </table:table-cell>
          <table:table-cell table:formula="of:=[.L271]*[.M271]*2" office:value-type="float" office:value="560" calcext:value-type="float">
            <text:p>5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1]+1"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72]*[.D272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72]/8; 1)" office:value-type="float" office:value="20" calcext:value-type="float">
            <text:p>20</text:p>
          </table:table-cell>
          <table:table-cell table:formula="of:=FLOOR([.D272]/8;1)" office:value-type="float" office:value="60" calcext:value-type="float">
            <text:p>60</text:p>
          </table:table-cell>
          <table:table-cell table:formula="of:=[.L272]*[.M272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2]+1"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3]*[.D273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  <table:table-cell table:formula="of:=FLOOR([.C273]/8; 1)" office:value-type="float" office:value="20" calcext:value-type="float">
            <text:p>20</text:p>
          </table:table-cell>
          <table:table-cell table:formula="of:=FLOOR([.D273]/8;1)" office:value-type="float" office:value="30" calcext:value-type="float">
            <text:p>30</text:p>
          </table:table-cell>
          <table:table-cell table:formula="of:=[.L273]*[.M273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3]+1" office:value-type="float" office:value="242" calcext:value-type="float">
            <text:p>2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4]*[.D274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  <table:table-cell table:formula="of:=FLOOR([.C274]/8; 1)" office:value-type="float" office:value="20" calcext:value-type="float">
            <text:p>20</text:p>
          </table:table-cell>
          <table:table-cell table:formula="of:=FLOOR([.D274]/8;1)" office:value-type="float" office:value="20" calcext:value-type="float">
            <text:p>20</text:p>
          </table:table-cell>
          <table:table-cell table:formula="of:=[.L274]*[.M274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4]+1"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5]*[.D275])/8)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  <table:table-cell table:formula="of:=FLOOR([.C275]/8; 1)" office:value-type="float" office:value="20" calcext:value-type="float">
            <text:p>20</text:p>
          </table:table-cell>
          <table:table-cell table:formula="of:=FLOOR([.D275]/8;1)" office:value-type="float" office:value="15" calcext:value-type="float">
            <text:p>15</text:p>
          </table:table-cell>
          <table:table-cell table:formula="of:=[.L275]*[.M275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5]+1"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6]*[.D276])/8)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  <table:table-cell table:formula="of:=FLOOR([.C276]/8; 1)" office:value-type="float" office:value="20" calcext:value-type="float">
            <text:p>20</text:p>
          </table:table-cell>
          <table:table-cell table:formula="of:=FLOOR([.D276]/8;1)" office:value-type="float" office:value="12" calcext:value-type="float">
            <text:p>12</text:p>
          </table:table-cell>
          <table:table-cell table:formula="of:=[.L276]*[.M276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6]+1"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7]*[.D277])/8)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  <table:table-cell table:formula="of:=FLOOR([.C277]/8; 1)" office:value-type="float" office:value="20" calcext:value-type="float">
            <text:p>20</text:p>
          </table:table-cell>
          <table:table-cell table:formula="of:=FLOOR([.D277]/8;1)" office:value-type="float" office:value="10" calcext:value-type="float">
            <text:p>10</text:p>
          </table:table-cell>
          <table:table-cell table:formula="of:=[.L277]*[.M277]*2"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7]+1"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8]*[.D278])/8)" office:value-type="float" office:value="1360" calcext:value-type="float">
            <text:p>1360</text:p>
          </table:table-cell>
          <table:table-cell office:value-type="string" calcext:value-type="string">
            <text:p>YES</text:p>
          </table:table-cell>
          <table:table-cell/>
          <table:table-cell table:formula="of:=FLOOR([.C278]/8; 1)" office:value-type="float" office:value="20" calcext:value-type="float">
            <text:p>20</text:p>
          </table:table-cell>
          <table:table-cell table:formula="of:=FLOOR([.D278]/8;1)" office:value-type="float" office:value="8" calcext:value-type="float">
            <text:p>8</text:p>
          </table:table-cell>
          <table:table-cell table:formula="of:=[.L278]*[.M278]*2" office:value-type="float" office:value="320" calcext:value-type="float">
            <text:p>3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8]+1"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9]*[.D279])/8)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  <table:table-cell table:formula="of:=FLOOR([.C279]/8; 1)" office:value-type="float" office:value="20" calcext:value-type="float">
            <text:p>20</text:p>
          </table:table-cell>
          <table:table-cell table:formula="of:=FLOOR([.D279]/8;1)" office:value-type="float" office:value="7" calcext:value-type="float">
            <text:p>7</text:p>
          </table:table-cell>
          <table:table-cell table:formula="of:=[.L279]*[.M279]*2" office:value-type="float" office:value="280" calcext:value-type="float">
            <text:p>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9]+1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0]*[.D280])/8)" office:value-type="float" office:value="7680" calcext:value-type="float">
            <text:p>7680</text:p>
          </table:table-cell>
          <table:table-cell office:value-type="string" calcext:value-type="string">
            <text:p>YES</text:p>
          </table:table-cell>
          <table:table-cell/>
          <table:table-cell table:formula="of:=FLOOR([.C280]/8; 1)" office:value-type="float" office:value="16" calcext:value-type="float">
            <text:p>16</text:p>
          </table:table-cell>
          <table:table-cell table:formula="of:=FLOOR([.D280]/8;1)" office:value-type="float" office:value="60" calcext:value-type="float">
            <text:p>60</text:p>
          </table:table-cell>
          <table:table-cell table:formula="of:=[.L280]*[.M280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0]+1"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1]*[.D281])/8)" office:value-type="float" office:value="3840" calcext:value-type="float">
            <text:p>3840</text:p>
          </table:table-cell>
          <table:table-cell office:value-type="string" calcext:value-type="string">
            <text:p>YES</text:p>
          </table:table-cell>
          <table:table-cell/>
          <table:table-cell table:formula="of:=FLOOR([.C281]/8; 1)" office:value-type="float" office:value="16" calcext:value-type="float">
            <text:p>16</text:p>
          </table:table-cell>
          <table:table-cell table:formula="of:=FLOOR([.D281]/8;1)" office:value-type="float" office:value="30" calcext:value-type="float">
            <text:p>30</text:p>
          </table:table-cell>
          <table:table-cell table:formula="of:=[.L281]*[.M281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1]+1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2]*[.D282])/8)" office:value-type="float" office:value="2560" calcext:value-type="float">
            <text:p>2560</text:p>
          </table:table-cell>
          <table:table-cell office:value-type="string" calcext:value-type="string">
            <text:p>YES</text:p>
          </table:table-cell>
          <table:table-cell/>
          <table:table-cell table:formula="of:=FLOOR([.C282]/8; 1)" office:value-type="float" office:value="16" calcext:value-type="float">
            <text:p>16</text:p>
          </table:table-cell>
          <table:table-cell table:formula="of:=FLOOR([.D282]/8;1)" office:value-type="float" office:value="20" calcext:value-type="float">
            <text:p>20</text:p>
          </table:table-cell>
          <table:table-cell table:formula="of:=[.L282]*[.M282]*2" office:value-type="float" office:value="640" calcext:value-type="float">
            <text:p>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2]+1"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3]*[.D283])/8)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  <table:table-cell table:formula="of:=FLOOR([.C283]/8; 1)" office:value-type="float" office:value="16" calcext:value-type="float">
            <text:p>16</text:p>
          </table:table-cell>
          <table:table-cell table:formula="of:=FLOOR([.D283]/8;1)" office:value-type="float" office:value="15" calcext:value-type="float">
            <text:p>15</text:p>
          </table:table-cell>
          <table:table-cell table:formula="of:=[.L283]*[.M283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3]+1"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4]*[.D284])/8)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  <table:table-cell table:formula="of:=FLOOR([.C284]/8; 1)" office:value-type="float" office:value="16" calcext:value-type="float">
            <text:p>16</text:p>
          </table:table-cell>
          <table:table-cell table:formula="of:=FLOOR([.D284]/8;1)" office:value-type="float" office:value="12" calcext:value-type="float">
            <text:p>12</text:p>
          </table:table-cell>
          <table:table-cell table:formula="of:=[.L284]*[.M284]*2" office:value-type="float" office:value="384" calcext:value-type="float">
            <text:p>38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4]+1"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5]*[.D285])/8)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/>
          <table:table-cell table:formula="of:=FLOOR([.C285]/8; 1)" office:value-type="float" office:value="16" calcext:value-type="float">
            <text:p>16</text:p>
          </table:table-cell>
          <table:table-cell table:formula="of:=FLOOR([.D285]/8;1)" office:value-type="float" office:value="10" calcext:value-type="float">
            <text:p>10</text:p>
          </table:table-cell>
          <table:table-cell table:formula="of:=[.L285]*[.M285]*2" office:value-type="float" office:value="320" calcext:value-type="float">
            <text:p>3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5]+1" office:value-type="float" office:value="254" calcext:value-type="float">
            <text:p>254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6]*[.D286])/8)" office:value-type="float" office:value="1088" calcext:value-type="float">
            <text:p>1088</text:p>
          </table:table-cell>
          <table:table-cell office:value-type="string" calcext:value-type="string">
            <text:p>YES</text:p>
          </table:table-cell>
          <table:table-cell/>
          <table:table-cell table:formula="of:=FLOOR([.C286]/8; 1)" office:value-type="float" office:value="16" calcext:value-type="float">
            <text:p>16</text:p>
          </table:table-cell>
          <table:table-cell table:formula="of:=FLOOR([.D286]/8;1)" office:value-type="float" office:value="8" calcext:value-type="float">
            <text:p>8</text:p>
          </table:table-cell>
          <table:table-cell table:formula="of:=[.L286]*[.M286]*2"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6]+1"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7]*[.D287])/8)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  <table:table-cell table:formula="of:=FLOOR([.C287]/8; 1)" office:value-type="float" office:value="16" calcext:value-type="float">
            <text:p>16</text:p>
          </table:table-cell>
          <table:table-cell table:formula="of:=FLOOR([.D287]/8;1)" office:value-type="float" office:value="7" calcext:value-type="float">
            <text:p>7</text:p>
          </table:table-cell>
          <table:table-cell table:formula="of:=[.L287]*[.M287]*2" office:value-type="float" office:value="224" calcext:value-type="float">
            <text:p>2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10" table:number-columns-repeated="8"/>
          <table:table-cell/>
          <table:table-cell table:style-name="ce10"/>
          <table:table-cell/>
          <table:table-cell table:style-name="Default" table:number-columns-repeated="4"/>
          <table:table-cell/>
        </table:table-row>
        <table:table-row table:style-name="ro1" table:number-rows-repeated="2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ce8"/>
          <table:table-cell table:style-name="ce9"/>
          <table:table-cell table:style-name="ce8" table:number-columns-repeated="4"/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3"/>
          <table:table-cell table:style-name="ce8"/>
          <table:table-cell/>
        </table:table-row>
        <table:table-row table:style-name="ro1">
          <table:table-cell table:number-columns-repeated="8"/>
          <table:table-cell table:style-name="ce27"/>
          <table:table-cell table:style-name="ce29"/>
          <table:table-cell table:number-columns-repeated="3"/>
          <table:table-cell table:style-name="ce25"/>
          <table:table-cell table:style-name="ce28" table:content-validation-name="val1"/>
          <table:table-cell/>
        </table:table-row>
        <table:table-row table:style-name="ro1">
          <table:table-cell table:number-columns-repeated="8"/>
          <table:table-cell table:style-name="ce26"/>
          <table:table-cell table:style-name="ce29"/>
          <table:table-cell table:number-columns-repeated="3"/>
          <table:table-cell table:style-name="ce25"/>
          <table:table-cell table:style-name="ce28" table:content-validation-name="val1"/>
          <table:table-cell/>
        </table:table-row>
        <table:table-row table:style-name="ro1" table:number-rows-repeated="5">
          <table:table-cell table:number-columns-repeated="8"/>
          <table:table-cell table:style-name="ce26"/>
          <table:table-cell table:style-name="ce29"/>
          <table:table-cell table:number-columns-repeated="6"/>
        </table:table-row>
        <table:table-row table:style-name="ro1" table:number-rows-repeated="5">
          <table:table-cell/>
          <table:table-cell table:style-name="ce10"/>
          <table:table-cell table:number-columns-repeated="6"/>
          <table:table-cell table:style-name="ce26"/>
          <table:table-cell table:style-name="ce29"/>
          <table:table-cell table:number-columns-repeated="6"/>
        </table:table-row>
        <table:table-row table:style-name="ro1" table:number-rows-repeated="4">
          <table:table-cell/>
          <table:table-cell table:style-name="ce10"/>
          <table:table-cell table:number-columns-repeated="14"/>
        </table:table-row>
        <table:table-row table:style-name="ro1" table:number-rows-repeated="3">
          <table:table-cell table:number-columns-repeated="8"/>
          <table:table-cell table:style-name="ce26"/>
          <table:table-cell table:style-name="ce29"/>
          <table:table-cell table:number-columns-repeated="6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table:style-name="ce10"/>
          <table:table-cell table:number-columns-repeated="14"/>
        </table:table-row>
        <table:table-row table:style-name="ro1" table:number-rows-repeated="3">
          <table:table-cell table:number-columns-repeated="8"/>
          <table:table-cell table:style-name="ce26"/>
          <table:table-cell table:style-name="ce29"/>
          <table:table-cell table:number-columns-repeated="6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table:style-name="ce10"/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B123:Sheet1.I14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09:18:41.905777796</meta:creation-date>
    <meta:generator>LibreOffice/7.6.4.1$Linux_X86_64 LibreOffice_project/60$Build-1</meta:generator>
    <dc:date>2024-02-22T16:18:40.873376702</dc:date>
    <meta:editing-duration>PT6H56M58S</meta:editing-duration>
    <meta:editing-cycles>373</meta:editing-cycles>
    <meta:document-statistic meta:table-count="1" meta:cell-count="3738" meta:object-count="0"/>
  </office:meta>
</office:document-meta>
</file>